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7"/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34.91cm" svg:y="0.745cm">
            <draw:object draw:notify-on-update-of-ranges="Sheet1.A19:Sheet1.A22 Sheet1.B14:Sheet1.B14 Sheet1.B19:Sheet1.B22 Sheet1.C14:Sheet1.C14 Sheet1.C19:Sheet1.C22 Sheet1.D14:Sheet1.D14 Sheet1.D19:Sheet1.D22 Sheet1.E14:Sheet1.E14 Sheet1.E19:Sheet1.E22 Sheet1.F14:Sheet1.F14 Sheet1.F19:Sheet1.F22 Sheet1.G14:Sheet1.G14 Sheet1.G19:Sheet1.G22 Sheet1.H14:Sheet1.H14 Sheet1.H19:Sheet1.H22 Sheet1.I14:Sheet1.I14 Sheet1.I19:Sheet1.I22 Sheet1.J14:Sheet1.J14 Sheet1.J19:Sheet1.J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5cm" svg:height="15cm" svg:x="34.932cm" svg:y="17.074cm">
            <draw:object draw:notify-on-update-of-ranges="Sheet1.A59:Sheet1.A63 Sheet1.B54:Sheet1.B54 Sheet1.B59:Sheet1.B63 Sheet1.C54:Sheet1.C54 Sheet1.C59:Sheet1.C63 Sheet1.D54:Sheet1.D54 Sheet1.D59:Sheet1.D63 Sheet1.E54:Sheet1.E54 Sheet1.E59:Sheet1.E63 Sheet1.F54:Sheet1.F54 Sheet1.F59:Sheet1.F63 Sheet1.G54:Sheet1.G54 Sheet1.G59:Sheet1.G63 Sheet1.H54:Sheet1.H54 Sheet1.H59:Sheet1.H63 Sheet1.I54:Sheet1.I54 Sheet1.I59:Sheet1.I63 Sheet1.J54:Sheet1.J54 Sheet1.J59:Sheet1.J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363" calcext:value-type="float">
            <text:p>3.63E-07</text:p>
          </table:table-cell>
          <table:table-cell office:value-type="float" office:value="0.000002731" calcext:value-type="float">
            <text:p>2.73E-06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6545" calcext:value-type="float">
            <text:p>6.55E-04</text:p>
          </table:table-cell>
          <table:table-cell office:value-type="float" office:value="0.000006661" calcext:value-type="float">
            <text:p>6.66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196" calcext:value-type="float">
            <text:p>2.20E-06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0.000002184" calcext:value-type="float">
            <text:p>2.18E-06</text:p>
          </table:table-cell>
          <table:table-cell office:value-type="float" office:value="0.000003225" calcext:value-type="float">
            <text:p>3.23E-06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000003707" calcext:value-type="float">
            <text:p>3.71E-06</text:p>
          </table:table-cell>
          <table:table-cell office:value-type="float" office:value="0.00008577" calcext:value-type="float">
            <text:p>8.58E-05</text:p>
          </table:table-cell>
          <table:table-cell office:value-type="float" office:value="0.0005272" calcext:value-type="float">
            <text:p>5.27E-04</text:p>
          </table:table-cell>
          <table:table-cell office:value-type="float" office:value="0.0001352" calcext:value-type="float">
            <text:p>1.35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2203" calcext:value-type="float">
            <text:p>2.20E-05</text:p>
          </table:table-cell>
          <table:table-cell office:value-type="float" office:value="0.00003594" calcext:value-type="float">
            <text:p>3.59E-05</text:p>
          </table:table-cell>
          <table:table-cell office:value-type="float" office:value="0.00002351" calcext:value-type="float">
            <text:p>2.35E-05</text:p>
          </table:table-cell>
          <table:table-cell office:value-type="float" office:value="0.00003719" calcext:value-type="float">
            <text:p>3.72E-05</text:p>
          </table:table-cell>
          <table:table-cell office:value-type="float" office:value="0.00001155" calcext:value-type="float">
            <text:p>1.16E-05</text:p>
          </table:table-cell>
          <table:table-cell office:value-type="float" office:value="0.00001532" calcext:value-type="float">
            <text:p>1.53E-05</text:p>
          </table:table-cell>
          <table:table-cell office:value-type="float" office:value="0.00006716" calcext:value-type="float">
            <text:p>6.72E-05</text:p>
          </table:table-cell>
          <table:table-cell office:value-type="float" office:value="0.0005417" calcext:value-type="float">
            <text:p>5.42E-04</text:p>
          </table:table-cell>
          <table:table-cell office:value-type="float" office:value="0.0001877" calcext:value-type="float">
            <text:p>1.88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4503" calcext:value-type="float">
            <text:p>4.50E-04</text:p>
          </table:table-cell>
          <table:table-cell office:value-type="float" office:value="0.0002034" calcext:value-type="float">
            <text:p>2.03E-04</text:p>
          </table:table-cell>
          <table:table-cell office:value-type="float" office:value="0.0004995" calcext:value-type="float">
            <text:p>5.00E-04</text:p>
          </table:table-cell>
          <table:table-cell office:value-type="float" office:value="0.00008398" calcext:value-type="float">
            <text:p>8.40E-05</text:p>
          </table:table-cell>
          <table:table-cell office:value-type="float" office:value="0.0001229" calcext:value-type="float">
            <text:p>1.23E-04</text:p>
          </table:table-cell>
          <table:table-cell office:value-type="float" office:value="0.0001068" calcext:value-type="float">
            <text:p>1.07E-04</text:p>
          </table:table-cell>
          <table:table-cell office:value-type="float" office:value="0.0005498" calcext:value-type="float">
            <text:p>5.50E-04</text:p>
          </table:table-cell>
          <table:table-cell office:value-type="float" office:value="0.000334" calcext:value-type="float">
            <text:p>3.3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2666" calcext:value-type="float">
            <text:p>2.67E-03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0.0008522" calcext:value-type="float">
            <text:p>8.52E-04</text:p>
          </table:table-cell>
          <table:table-cell office:value-type="float" office:value="0.001969" calcext:value-type="float">
            <text:p>1.97E-03</text:p>
          </table:table-cell>
          <table:table-cell office:value-type="float" office:value="0.000841" calcext:value-type="float">
            <text:p>8.41E-04</text:p>
          </table:table-cell>
          <table:table-cell office:value-type="float" office:value="0.001247" calcext:value-type="float">
            <text:p>1.25E-03</text:p>
          </table:table-cell>
          <table:table-cell office:value-type="float" office:value="0.0007171" calcext:value-type="float">
            <text:p>7.17E-04</text:p>
          </table:table-cell>
          <table:table-cell office:value-type="float" office:value="0.0008392" calcext:value-type="float">
            <text:p>8.39E-04</text:p>
          </table:table-cell>
          <table:table-cell office:value-type="float" office:value="0.001211" calcext:value-type="float">
            <text:p>1.21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292" calcext:value-type="float">
            <text:p>2.92E-02</text:p>
          </table:table-cell>
          <table:table-cell office:value-type="float" office:value="0.06856" calcext:value-type="float">
            <text:p>6.86E-02</text:p>
          </table:table-cell>
          <table:table-cell office:value-type="float" office:value="0.008773" calcext:value-type="float">
            <text:p>8.77E-03</text:p>
          </table:table-cell>
          <table:table-cell office:value-type="float" office:value="0.01673" calcext:value-type="float">
            <text:p>1.67E-02</text:p>
          </table:table-cell>
          <table:table-cell office:value-type="float" office:value="0.003691" calcext:value-type="float">
            <text:p>3.69E-03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0.006974" calcext:value-type="float">
            <text:p>6.97E-03</text:p>
          </table:table-cell>
          <table:table-cell office:value-type="float" office:value="0.004925" calcext:value-type="float">
            <text:p>4.93E-03</text:p>
          </table:table-cell>
          <table:table-cell office:value-type="float" office:value="0.00586" calcext:value-type="float">
            <text:p>5.86E-03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797" calcext:value-type="float">
            <text:p>7.97E-01</text:p>
          </table:table-cell>
          <table:table-cell office:value-type="float" office:value="0.09855" calcext:value-type="float">
            <text:p>9.86E-02</text:p>
          </table:table-cell>
          <table:table-cell office:value-type="float" office:value="0.1977" calcext:value-type="float">
            <text:p>1.98E-01</text:p>
          </table:table-cell>
          <table:table-cell office:value-type="float" office:value="0.04075" calcext:value-type="float">
            <text:p>4.08E-02</text:p>
          </table:table-cell>
          <table:table-cell office:value-type="float" office:value="0.1561" calcext:value-type="float">
            <text:p>1.56E-01</text:p>
          </table:table-cell>
          <table:table-cell office:value-type="float" office:value="0.06865" calcext:value-type="float">
            <text:p>6.87E-02</text:p>
          </table:table-cell>
          <table:table-cell office:value-type="float" office:value="0.06358" calcext:value-type="float">
            <text:p>6.36E-02</text:p>
          </table:table-cell>
          <table:table-cell office:value-type="float" office:value="0.05115" calcext:value-type="float">
            <text:p>5.12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3.492" calcext:value-type="float">
            <text:p>3.49E+00</text:p>
          </table:table-cell>
          <table:table-cell office:value-type="float" office:value="9.408" calcext:value-type="float">
            <text:p>9.41E+00</text:p>
          </table:table-cell>
          <table:table-cell office:value-type="float" office:value="1.093" calcext:value-type="float">
            <text:p>1.09E+00</text:p>
          </table:table-cell>
          <table:table-cell office:value-type="float" office:value="2.27" calcext:value-type="float">
            <text:p>2.27E+00</text:p>
          </table:table-cell>
          <table:table-cell office:value-type="float" office:value="0.4246" calcext:value-type="float">
            <text:p>4.25E-01</text:p>
          </table:table-cell>
          <table:table-cell office:value-type="float" office:value="1.494" calcext:value-type="float">
            <text:p>1.49E+00</text:p>
          </table:table-cell>
          <table:table-cell office:value-type="float" office:value="0.7086" calcext:value-type="float">
            <text:p>7.09E-01</text:p>
          </table:table-cell>
          <table:table-cell office:value-type="float" office:value="0.5895" calcext:value-type="float">
            <text:p>5.90E-01</text:p>
          </table:table-cell>
          <table:table-cell office:value-type="float" office:value="0.5048" calcext:value-type="float">
            <text:p>5.05E-0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[.B1]" office:value-type="string" office:string-value="Standard unstable" calcext:value-type="string">
            <text:p>Standard unstable</text:p>
          </table:table-cell>
          <table:table-cell table:style-name="Default" table:formula="of:=[.C1]" office:value-type="string" office:string-value="Standard stable" calcext:value-type="string">
            <text:p>Standard stable</text:p>
          </table:table-cell>
          <table:table-cell table:style-name="Default" table:formula="of:=[.D1]" office:value-type="string" office:string-value="Rayon unstable" calcext:value-type="string">
            <text:p>Rayon unstable</text:p>
          </table:table-cell>
          <table:table-cell table:style-name="Default" table:formula="of:=[.E1]" office:value-type="string" office:string-value="Rayon stable" calcext:value-type="string">
            <text:p>Rayon stable</text:p>
          </table:table-cell>
          <table:table-cell table:style-name="Default" table:formula="of:=[.F1]" office:value-type="string" office:string-value="Rdst" calcext:value-type="string">
            <text:p>Rdst</text:p>
          </table:table-cell>
          <table:table-cell table:style-name="Default" table:formula="of:=[.G1]" office:value-type="string" office:string-value="Rdxsort" calcext:value-type="string">
            <text:p>Rdxsort</text:p>
          </table:table-cell>
          <table:table-cell table:style-name="Default" table:formula="of:=[.H1]" office:value-type="string" office:string-value="Radix 1" calcext:value-type="string">
            <text:p>Radix 1</text:p>
          </table:table-cell>
          <table:table-cell table:style-name="Default" table:formula="of:=[.I1]" office:value-type="string" office:string-value="Radix 2" calcext:value-type="string">
            <text:p>Radix 2</text:p>
          </table:table-cell>
          <table:table-cell table:style-name="Default" table:formula="of:=[.J1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2]" office:value-type="float" office:value="10" calcext:value-type="float">
            <text:p>1E+01</text:p>
          </table:table-cell>
          <table:table-cell table:formula="of:=[.B2]/[.$A2]" office:value-type="float" office:value="0.0000000178" calcext:value-type="float">
            <text:p>1.78E-08</text:p>
          </table:table-cell>
          <table:table-cell table:formula="of:=[.C2]/[.$A2]" office:value-type="float" office:value="0.0000000196" calcext:value-type="float">
            <text:p>1.96E-08</text:p>
          </table:table-cell>
          <table:table-cell table:formula="of:=[.D2]/[.$A2]" office:value-type="float" office:value="0.0000000185" calcext:value-type="float">
            <text:p>1.85E-08</text:p>
          </table:table-cell>
          <table:table-cell table:formula="of:=[.E2]/[.$A2]" office:value-type="float" office:value="0.0000000178" calcext:value-type="float">
            <text:p>1.78E-08</text:p>
          </table:table-cell>
          <table:table-cell table:formula="of:=[.F2]/[.$A2]" office:value-type="float" office:value="0.0000000363" calcext:value-type="float">
            <text:p>3.63E-08</text:p>
          </table:table-cell>
          <table:table-cell table:formula="of:=[.G2]/[.$A2]" office:value-type="float" office:value="0.0000002731" calcext:value-type="float">
            <text:p>2.73E-07</text:p>
          </table:table-cell>
          <table:table-cell table:formula="of:=[.H2]/[.$A2]" office:value-type="float" office:value="0.000012" calcext:value-type="float">
            <text:p>1.20E-05</text:p>
          </table:table-cell>
          <table:table-cell table:formula="of:=[.I2]/[.$A2]" office:value-type="float" office:value="0.00006545" calcext:value-type="float">
            <text:p>6.55E-05</text:p>
          </table:table-cell>
          <table:table-cell table:formula="of:=[.J2]/[.$A2]" office:value-type="float" office:value="0.0000006661" calcext:value-type="float">
            <text:p>6.66E-07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E+02</text:p>
          </table:table-cell>
          <table:table-cell table:formula="of:=[.B3]/[.$A3]" office:value-type="float" office:value="0.00000002196" calcext:value-type="float">
            <text:p>2.20E-08</text:p>
          </table:table-cell>
          <table:table-cell table:formula="of:=[.C3]/[.$A3]" office:value-type="float" office:value="0.0000000282" calcext:value-type="float">
            <text:p>2.82E-08</text:p>
          </table:table-cell>
          <table:table-cell table:formula="of:=[.D3]/[.$A3]" office:value-type="float" office:value="0.00000002184" calcext:value-type="float">
            <text:p>2.18E-08</text:p>
          </table:table-cell>
          <table:table-cell table:formula="of:=[.E3]/[.$A3]" office:value-type="float" office:value="0.00000003225" calcext:value-type="float">
            <text:p>3.23E-08</text:p>
          </table:table-cell>
          <table:table-cell table:formula="of:=[.F3]/[.$A3]" office:value-type="float" office:value="0.00000003578" calcext:value-type="float">
            <text:p>3.58E-08</text:p>
          </table:table-cell>
          <table:table-cell table:formula="of:=[.G3]/[.$A3]" office:value-type="float" office:value="0.00000003707" calcext:value-type="float">
            <text:p>3.71E-08</text:p>
          </table:table-cell>
          <table:table-cell table:formula="of:=[.H3]/[.$A3]" office:value-type="float" office:value="0.0000008577" calcext:value-type="float">
            <text:p>8.58E-07</text:p>
          </table:table-cell>
          <table:table-cell table:formula="of:=[.I3]/[.$A3]" office:value-type="float" office:value="0.000005272" calcext:value-type="float">
            <text:p>5.27E-06</text:p>
          </table:table-cell>
          <table:table-cell table:formula="of:=[.J3]/[.$A3]" office:value-type="float" office:value="0.000001352" calcext:value-type="float">
            <text:p>1.35E-06</text:p>
          </table:table-cell>
          <table:table-cell/>
        </table:table-row>
        <table:table-row table:style-name="ro1">
          <table:table-cell table:formula="of:=[.A4]" office:value-type="float" office:value="1000" calcext:value-type="float">
            <text:p>1E+03</text:p>
          </table:table-cell>
          <table:table-cell table:formula="of:=[.B4]/[.$A4]" office:value-type="float" office:value="0.00000002203" calcext:value-type="float">
            <text:p>2.20E-08</text:p>
          </table:table-cell>
          <table:table-cell table:formula="of:=[.C4]/[.$A4]" office:value-type="float" office:value="0.00000003594" calcext:value-type="float">
            <text:p>3.59E-08</text:p>
          </table:table-cell>
          <table:table-cell table:formula="of:=[.D4]/[.$A4]" office:value-type="float" office:value="0.00000002351" calcext:value-type="float">
            <text:p>2.35E-08</text:p>
          </table:table-cell>
          <table:table-cell table:formula="of:=[.E4]/[.$A4]" office:value-type="float" office:value="0.00000003719" calcext:value-type="float">
            <text:p>3.72E-08</text:p>
          </table:table-cell>
          <table:table-cell table:formula="of:=[.F4]/[.$A4]" office:value-type="float" office:value="0.00000001155" calcext:value-type="float">
            <text:p>1.16E-08</text:p>
          </table:table-cell>
          <table:table-cell table:formula="of:=[.G4]/[.$A4]" office:value-type="float" office:value="0.00000001532" calcext:value-type="float">
            <text:p>1.53E-08</text:p>
          </table:table-cell>
          <table:table-cell table:formula="of:=[.H4]/[.$A4]" office:value-type="float" office:value="0.00000006716" calcext:value-type="float">
            <text:p>6.72E-08</text:p>
          </table:table-cell>
          <table:table-cell table:formula="of:=[.I4]/[.$A4]" office:value-type="float" office:value="0.0000005417" calcext:value-type="float">
            <text:p>5.42E-07</text:p>
          </table:table-cell>
          <table:table-cell table:formula="of:=[.J4]/[.$A4]" office:value-type="float" office:value="0.0000001877" calcext:value-type="float">
            <text:p>1.88E-07</text:p>
          </table:table-cell>
          <table:table-cell/>
        </table:table-row>
        <table:table-row table:style-name="ro1">
          <table:table-cell table:formula="of:=[.A5]" office:value-type="float" office:value="10000" calcext:value-type="float">
            <text:p>1E+04</text:p>
          </table:table-cell>
          <table:table-cell table:formula="of:=[.B5]/[.$A5]" office:value-type="float" office:value="0.00000002435" calcext:value-type="float">
            <text:p>2.44E-08</text:p>
          </table:table-cell>
          <table:table-cell table:formula="of:=[.C5]/[.$A5]" office:value-type="float" office:value="0.00000004503" calcext:value-type="float">
            <text:p>4.50E-08</text:p>
          </table:table-cell>
          <table:table-cell table:formula="of:=[.D5]/[.$A5]" office:value-type="float" office:value="0.00000002034" calcext:value-type="float">
            <text:p>2.03E-08</text:p>
          </table:table-cell>
          <table:table-cell table:formula="of:=[.E5]/[.$A5]" office:value-type="float" office:value="0.00000004995" calcext:value-type="float">
            <text:p>5.00E-08</text:p>
          </table:table-cell>
          <table:table-cell table:formula="of:=[.F5]/[.$A5]" office:value-type="float" office:value="0.000000008398" calcext:value-type="float">
            <text:p>8.40E-09</text:p>
          </table:table-cell>
          <table:table-cell table:formula="of:=[.G5]/[.$A5]" office:value-type="float" office:value="0.00000001229" calcext:value-type="float">
            <text:p>1.23E-08</text:p>
          </table:table-cell>
          <table:table-cell table:formula="of:=[.H5]/[.$A5]" office:value-type="float" office:value="0.00000001068" calcext:value-type="float">
            <text:p>1.07E-08</text:p>
          </table:table-cell>
          <table:table-cell table:formula="of:=[.I5]/[.$A5]" office:value-type="float" office:value="0.00000005498" calcext:value-type="float">
            <text:p>5.50E-08</text:p>
          </table:table-cell>
          <table:table-cell table:formula="of:=[.J5]/[.$A5]" office:value-type="float" office:value="0.0000000334" calcext:value-type="float">
            <text:p>3.34E-08</text:p>
          </table:table-cell>
          <table:table-cell/>
        </table:table-row>
        <table:table-row table:style-name="ro1">
          <table:table-cell table:formula="of:=[.A6]" office:value-type="float" office:value="100000" calcext:value-type="float">
            <text:p>1E+05</text:p>
          </table:table-cell>
          <table:table-cell table:formula="of:=[.B6]/[.$A6]" office:value-type="float" office:value="0.00000002666" calcext:value-type="float">
            <text:p>2.67E-08</text:p>
          </table:table-cell>
          <table:table-cell table:formula="of:=[.C6]/[.$A6]" office:value-type="float" office:value="0.00000005738" calcext:value-type="float">
            <text:p>5.74E-08</text:p>
          </table:table-cell>
          <table:table-cell table:formula="of:=[.D6]/[.$A6]" office:value-type="float" office:value="0.000000008522" calcext:value-type="float">
            <text:p>8.52E-09</text:p>
          </table:table-cell>
          <table:table-cell table:formula="of:=[.E6]/[.$A6]" office:value-type="float" office:value="0.00000001969" calcext:value-type="float">
            <text:p>1.97E-08</text:p>
          </table:table-cell>
          <table:table-cell table:formula="of:=[.F6]/[.$A6]" office:value-type="float" office:value="0.00000000841" calcext:value-type="float">
            <text:p>8.41E-09</text:p>
          </table:table-cell>
          <table:table-cell table:formula="of:=[.G6]/[.$A6]" office:value-type="float" office:value="0.00000001247" calcext:value-type="float">
            <text:p>1.25E-08</text:p>
          </table:table-cell>
          <table:table-cell table:formula="of:=[.H6]/[.$A6]" office:value-type="float" office:value="0.000000007171" calcext:value-type="float">
            <text:p>7.17E-09</text:p>
          </table:table-cell>
          <table:table-cell table:formula="of:=[.I6]/[.$A6]" office:value-type="float" office:value="0.000000008392" calcext:value-type="float">
            <text:p>8.39E-09</text:p>
          </table:table-cell>
          <table:table-cell table:formula="of:=[.J6]/[.$A6]" office:value-type="float" office:value="0.00000001211" calcext:value-type="float">
            <text:p>1.21E-08</text:p>
          </table:table-cell>
          <table:table-cell/>
        </table:table-row>
        <table:table-row table:style-name="ro1">
          <table:table-cell table:formula="of:=[.A7]" office:value-type="float" office:value="1000000" calcext:value-type="float">
            <text:p>1E+06</text:p>
          </table:table-cell>
          <table:table-cell table:formula="of:=[.B7]/[.$A7]" office:value-type="float" office:value="0.0000000292" calcext:value-type="float">
            <text:p>2.92E-08</text:p>
          </table:table-cell>
          <table:table-cell table:formula="of:=[.C7]/[.$A7]" office:value-type="float" office:value="0.00000006856" calcext:value-type="float">
            <text:p>6.86E-08</text:p>
          </table:table-cell>
          <table:table-cell table:formula="of:=[.D7]/[.$A7]" office:value-type="float" office:value="0.000000008773" calcext:value-type="float">
            <text:p>8.77E-09</text:p>
          </table:table-cell>
          <table:table-cell table:formula="of:=[.E7]/[.$A7]" office:value-type="float" office:value="0.00000001673" calcext:value-type="float">
            <text:p>1.67E-08</text:p>
          </table:table-cell>
          <table:table-cell table:formula="of:=[.F7]/[.$A7]" office:value-type="float" office:value="0.000000003691" calcext:value-type="float">
            <text:p>3.69E-09</text:p>
          </table:table-cell>
          <table:table-cell table:formula="of:=[.G7]/[.$A7]" office:value-type="float" office:value="0.0000000133" calcext:value-type="float">
            <text:p>1.33E-08</text:p>
          </table:table-cell>
          <table:table-cell table:formula="of:=[.H7]/[.$A7]" office:value-type="float" office:value="0.000000006974" calcext:value-type="float">
            <text:p>6.97E-09</text:p>
          </table:table-cell>
          <table:table-cell table:formula="of:=[.I7]/[.$A7]" office:value-type="float" office:value="0.000000004925" calcext:value-type="float">
            <text:p>4.93E-09</text:p>
          </table:table-cell>
          <table:table-cell table:formula="of:=[.J7]/[.$A7]" office:value-type="float" office:value="0.00000000586" calcext:value-type="float">
            <text:p>5.86E-09</text:p>
          </table:table-cell>
          <table:table-cell/>
        </table:table-row>
        <table:table-row table:style-name="ro1">
          <table:table-cell table:formula="of:=[.A8]" office:value-type="float" office:value="10000000" calcext:value-type="float">
            <text:p>1E+07</text:p>
          </table:table-cell>
          <table:table-cell table:formula="of:=[.B8]/[.$A8]" office:value-type="float" office:value="0.00000003208" calcext:value-type="float">
            <text:p>3.21E-08</text:p>
          </table:table-cell>
          <table:table-cell table:formula="of:=[.C8]/[.$A8]" office:value-type="float" office:value="0.0000000797" calcext:value-type="float">
            <text:p>7.97E-08</text:p>
          </table:table-cell>
          <table:table-cell table:formula="of:=[.D8]/[.$A8]" office:value-type="float" office:value="0.000000009855" calcext:value-type="float">
            <text:p>9.86E-09</text:p>
          </table:table-cell>
          <table:table-cell table:formula="of:=[.E8]/[.$A8]" office:value-type="float" office:value="0.00000001977" calcext:value-type="float">
            <text:p>1.98E-08</text:p>
          </table:table-cell>
          <table:table-cell table:formula="of:=[.F8]/[.$A8]" office:value-type="float" office:value="0.000000004075" calcext:value-type="float">
            <text:p>4.08E-09</text:p>
          </table:table-cell>
          <table:table-cell table:formula="of:=[.G8]/[.$A8]" office:value-type="float" office:value="0.00000001561" calcext:value-type="float">
            <text:p>1.56E-08</text:p>
          </table:table-cell>
          <table:table-cell table:formula="of:=[.H8]/[.$A8]" office:value-type="float" office:value="0.000000006865" calcext:value-type="float">
            <text:p>6.87E-09</text:p>
          </table:table-cell>
          <table:table-cell table:formula="of:=[.I8]/[.$A8]" office:value-type="float" office:value="0.000000006358" calcext:value-type="float">
            <text:p>6.36E-09</text:p>
          </table:table-cell>
          <table:table-cell table:formula="of:=[.J8]/[.$A8]" office:value-type="float" office:value="0.000000005115" calcext:value-type="float">
            <text:p>5.12E-09</text:p>
          </table:table-cell>
          <table:table-cell/>
        </table:table-row>
        <table:table-row table:style-name="ro1">
          <table:table-cell table:formula="of:=[.A9]" office:value-type="float" office:value="100000000" calcext:value-type="float">
            <text:p>1E+08</text:p>
          </table:table-cell>
          <table:table-cell table:formula="of:=[.B9]/[.$A9]" office:value-type="float" office:value="0.00000003492" calcext:value-type="float">
            <text:p>3.49E-08</text:p>
          </table:table-cell>
          <table:table-cell table:formula="of:=[.C9]/[.$A9]" office:value-type="float" office:value="0.00000009408" calcext:value-type="float">
            <text:p>9.41E-08</text:p>
          </table:table-cell>
          <table:table-cell table:formula="of:=[.D9]/[.$A9]" office:value-type="float" office:value="0.00000001093" calcext:value-type="float">
            <text:p>1.09E-08</text:p>
          </table:table-cell>
          <table:table-cell table:formula="of:=[.E9]/[.$A9]" office:value-type="float" office:value="0.0000000227" calcext:value-type="float">
            <text:p>2.27E-08</text:p>
          </table:table-cell>
          <table:table-cell table:formula="of:=[.F9]/[.$A9]" office:value-type="float" office:value="0.000000004246" calcext:value-type="float">
            <text:p>4.25E-09</text:p>
          </table:table-cell>
          <table:table-cell table:formula="of:=[.G9]/[.$A9]" office:value-type="float" office:value="0.00000001494" calcext:value-type="float">
            <text:p>1.49E-08</text:p>
          </table:table-cell>
          <table:table-cell table:formula="of:=[.H9]/[.$A9]" office:value-type="float" office:value="0.000000007086" calcext:value-type="float">
            <text:p>7.09E-09</text:p>
          </table:table-cell>
          <table:table-cell table:formula="of:=[.I9]/[.$A9]" office:value-type="float" office:value="0.000000005895" calcext:value-type="float">
            <text:p>5.90E-09</text:p>
          </table:table-cell>
          <table:table-cell table:formula="of:=[.J9]/[.$A9]" office:value-type="float" office:value="0.000000005048" calcext:value-type="float">
            <text:p>5.05E-09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8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1145" calcext:value-type="float">
            <text:p>1.15E-06</text:p>
          </table:table-cell>
          <table:table-cell office:value-type="float" office:value="0.000001425" calcext:value-type="float">
            <text:p>1.43E-06</text:p>
          </table:table-cell>
          <table:table-cell office:value-type="float" office:value="0.000001327" calcext:value-type="float">
            <text:p>1.33E-06</text:p>
          </table:table-cell>
          <table:table-cell office:value-type="float" office:value="0.000001453" calcext:value-type="float">
            <text:p>1.45E-06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0.000003143" calcext:value-type="float">
            <text:p>3.14E-06</text:p>
          </table:table-cell>
          <table:table-cell office:value-type="float" office:value="0.0004091" calcext:value-type="float">
            <text:p>4.09E-04</text:p>
          </table:table-cell>
          <table:table-cell office:value-type="float" office:value="0.003351" calcext:value-type="float">
            <text:p>3.35E-03</text:p>
          </table:table-cell>
          <table:table-cell office:value-type="float" office:value="0.000008189" calcext:value-type="float">
            <text:p>8.19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095" calcext:value-type="float">
            <text:p>2.10E-06</text:p>
          </table:table-cell>
          <table:table-cell office:value-type="float" office:value="0.000005419" calcext:value-type="float">
            <text:p>5.42E-06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000003562" calcext:value-type="float">
            <text:p>3.56E-06</text:p>
          </table:table-cell>
          <table:table-cell office:value-type="float" office:value="0.000003715" calcext:value-type="float">
            <text:p>3.72E-06</text:p>
          </table:table-cell>
          <table:table-cell office:value-type="float" office:value="0.000003855" calcext:value-type="float">
            <text:p>3.86E-06</text:p>
          </table:table-cell>
          <table:table-cell office:value-type="float" office:value="0.0003047" calcext:value-type="float">
            <text:p>3.05E-04</text:p>
          </table:table-cell>
          <table:table-cell office:value-type="float" office:value="0.002495" calcext:value-type="float">
            <text:p>2.50E-03</text:p>
          </table:table-cell>
          <table:table-cell office:value-type="float" office:value="0.0002127" calcext:value-type="float">
            <text:p>2.13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1137" calcext:value-type="float">
            <text:p>1.14E-05</text:p>
          </table:table-cell>
          <table:table-cell office:value-type="float" office:value="0.00001574" calcext:value-type="float">
            <text:p>1.57E-05</text:p>
          </table:table-cell>
          <table:table-cell office:value-type="float" office:value="0.00001778" calcext:value-type="float">
            <text:p>1.78E-05</text:p>
          </table:table-cell>
          <table:table-cell office:value-type="float" office:value="0.0000284" calcext:value-type="float">
            <text:p>2.84E-05</text:p>
          </table:table-cell>
          <table:table-cell office:value-type="float" office:value="0.00001245" calcext:value-type="float">
            <text:p>1.25E-05</text:p>
          </table:table-cell>
          <table:table-cell office:value-type="float" office:value="0.00001724" calcext:value-type="float">
            <text:p>1.72E-05</text:p>
          </table:table-cell>
          <table:table-cell office:value-type="float" office:value="0.0001174" calcext:value-type="float">
            <text:p>1.17E-04</text:p>
          </table:table-cell>
          <table:table-cell office:value-type="float" office:value="0.002498" calcext:value-type="float">
            <text:p>2.50E-03</text:p>
          </table:table-cell>
          <table:table-cell office:value-type="float" office:value="0.0002606" calcext:value-type="float">
            <text:p>2.61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1818" calcext:value-type="float">
            <text:p>1.82E-04</text:p>
          </table:table-cell>
          <table:table-cell office:value-type="float" office:value="0.0006189" calcext:value-type="float">
            <text:p>6.19E-04</text:p>
          </table:table-cell>
          <table:table-cell office:value-type="float" office:value="0.0004961" calcext:value-type="float">
            <text:p>4.96E-04</text:p>
          </table:table-cell>
          <table:table-cell office:value-type="float" office:value="0.00005185" calcext:value-type="float">
            <text:p>5.19E-05</text:p>
          </table:table-cell>
          <table:table-cell office:value-type="float" office:value="0.0001447" calcext:value-type="float">
            <text:p>1.45E-04</text:p>
          </table:table-cell>
          <table:table-cell office:value-type="float" office:value="0.0002664" calcext:value-type="float">
            <text:p>2.66E-04</text:p>
          </table:table-cell>
          <table:table-cell office:value-type="float" office:value="0.002601" calcext:value-type="float">
            <text:p>2.60E-03</text:p>
          </table:table-cell>
          <table:table-cell office:value-type="float" office:value="0.0003941" calcext:value-type="float">
            <text:p>3.9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1267" calcext:value-type="float">
            <text:p>1.27E-03</text:p>
          </table:table-cell>
          <table:table-cell office:value-type="float" office:value="0.001615" calcext:value-type="float">
            <text:p>1.62E-03</text:p>
          </table:table-cell>
          <table:table-cell office:value-type="float" office:value="0.0004169" calcext:value-type="float">
            <text:p>4.17E-04</text:p>
          </table:table-cell>
          <table:table-cell office:value-type="float" office:value="0.000558" calcext:value-type="float">
            <text:p>5.58E-04</text:p>
          </table:table-cell>
          <table:table-cell office:value-type="float" office:value="0.0006049" calcext:value-type="float">
            <text:p>6.05E-04</text:p>
          </table:table-cell>
          <table:table-cell office:value-type="float" office:value="0.001408" calcext:value-type="float">
            <text:p>1.41E-03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0.00276" calcext:value-type="float">
            <text:p>2.76E-03</text:p>
          </table:table-cell>
          <table:table-cell office:value-type="float" office:value="0.002417" calcext:value-type="float">
            <text:p>2.42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1444" calcext:value-type="float">
            <text:p>1.44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0.004515" calcext:value-type="float">
            <text:p>4.52E-03</text:p>
          </table:table-cell>
          <table:table-cell office:value-type="float" office:value="0.004481" calcext:value-type="float">
            <text:p>4.48E-03</text:p>
          </table:table-cell>
          <table:table-cell office:value-type="float" office:value="0.00227" calcext:value-type="float">
            <text:p>2.27E-03</text:p>
          </table:table-cell>
          <table:table-cell office:value-type="float" office:value="0.01563" calcext:value-type="float">
            <text:p>1.56E-02</text:p>
          </table:table-cell>
          <table:table-cell office:value-type="float" office:value="0.0132" calcext:value-type="float">
            <text:p>1.32E-02</text:p>
          </table:table-cell>
          <table:table-cell office:value-type="float" office:value="0.005956" calcext:value-type="float">
            <text:p>5.96E-03</text:p>
          </table:table-cell>
          <table:table-cell office:value-type="float" office:value="0.01436" calcext:value-type="float">
            <text:p>1.44E-02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1739" calcext:value-type="float">
            <text:p>1.74E-01</text:p>
          </table:table-cell>
          <table:table-cell office:value-type="float" office:value="0.2405" calcext:value-type="float">
            <text:p>2.41E-01</text:p>
          </table:table-cell>
          <table:table-cell office:value-type="float" office:value="0.04505" calcext:value-type="float">
            <text:p>4.51E-02</text:p>
          </table:table-cell>
          <table:table-cell office:value-type="float" office:value="0.08556" calcext:value-type="float">
            <text:p>8.56E-02</text:p>
          </table:table-cell>
          <table:table-cell office:value-type="float" office:value="0.03865" calcext:value-type="float">
            <text:p>3.87E-02</text:p>
          </table:table-cell>
          <table:table-cell office:value-type="float" office:value="0.1763" calcext:value-type="float">
            <text:p>1.76E-01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7016" calcext:value-type="float">
            <text:p>7.02E-02</text:p>
          </table:table-cell>
          <table:table-cell office:value-type="float" office:value="0.05153" calcext:value-type="float">
            <text:p>5.15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2.007" calcext:value-type="float">
            <text:p>2.01E+00</text:p>
          </table:table-cell>
          <table:table-cell office:value-type="float" office:value="2.788" calcext:value-type="float">
            <text:p>2.79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9971" calcext:value-type="float">
            <text:p>9.97E-01</text:p>
          </table:table-cell>
          <table:table-cell office:value-type="float" office:value="0.3488" calcext:value-type="float">
            <text:p>3.49E-01</text:p>
          </table:table-cell>
          <table:table-cell office:value-type="float" office:value="1.582" calcext:value-type="float">
            <text:p>1.58E+00</text:p>
          </table:table-cell>
          <table:table-cell office:value-type="float" office:value="1.001" calcext:value-type="float">
            <text:p>1.00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3869" calcext:value-type="float">
            <text:p>3.87E-01</text:p>
          </table:table-cell>
          <table:table-cell/>
        </table:table-row>
        <table:table-row table:style-name="ro1">
          <table:table-cell office:value-type="float" office:value="1000000000" calcext:value-type="float">
            <text:p>1E+09</text:p>
          </table:table-cell>
          <table:table-cell office:value-type="float" office:value="22.61" calcext:value-type="float">
            <text:p>2.26E+01</text:p>
          </table:table-cell>
          <table:table-cell office:value-type="float" office:value="31.73" calcext:value-type="float">
            <text:p>3.17E+01</text:p>
          </table:table-cell>
          <table:table-cell office:value-type="float" office:value="7.288" calcext:value-type="float">
            <text:p>7.29E+00</text:p>
          </table:table-cell>
          <table:table-cell office:value-type="float" office:value="12.05" calcext:value-type="float">
            <text:p>1.21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15.6" calcext:value-type="float">
            <text:p>1.56E+01</text:p>
          </table:table-cell>
          <table:table-cell office:value-type="float" office:value="10.55" calcext:value-type="float">
            <text:p>1.06E+01</text:p>
          </table:table-cell>
          <table:table-cell office:value-type="float" office:value="4.975" calcext:value-type="float">
            <text:p>4.98E+00</text:p>
          </table:table-cell>
          <table:table-cell office:value-type="float" office:value="3.699" calcext:value-type="float">
            <text:p>3.70E+0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.B32]" office:value-type="string" office:string-value="Standard unstable" calcext:value-type="string">
            <text:p>Standard unstable</text:p>
          </table:table-cell>
          <table:table-cell table:formula="of:=[.C32]" office:value-type="string" office:string-value="Standard stable" calcext:value-type="string">
            <text:p>Standard stable</text:p>
          </table:table-cell>
          <table:table-cell table:formula="of:=[.D32]" office:value-type="string" office:string-value="Rayon unstable" calcext:value-type="string">
            <text:p>Rayon unstable</text:p>
          </table:table-cell>
          <table:table-cell table:formula="of:=[.E32]" office:value-type="string" office:string-value="Rayon stable" calcext:value-type="string">
            <text:p>Rayon stable</text:p>
          </table:table-cell>
          <table:table-cell table:formula="of:=[.F32]" office:value-type="string" office:string-value="Rdst" calcext:value-type="string">
            <text:p>Rdst</text:p>
          </table:table-cell>
          <table:table-cell table:formula="of:=[.G32]" office:value-type="string" office:string-value="Rdxsort" calcext:value-type="string">
            <text:p>Rdxsort</text:p>
          </table:table-cell>
          <table:table-cell table:formula="of:=[.H32]" office:value-type="string" office:string-value="Radix 1" calcext:value-type="string">
            <text:p>Radix 1</text:p>
          </table:table-cell>
          <table:table-cell table:formula="of:=[.I32]" office:value-type="string" office:string-value="Radix 2" calcext:value-type="string">
            <text:p>Radix 2</text:p>
          </table:table-cell>
          <table:table-cell table:formula="of:=[.J32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33]" office:value-type="float" office:value="10" calcext:value-type="float">
            <text:p>1E+01</text:p>
          </table:table-cell>
          <table:table-cell table:formula="of:=[.B33]/[.$A44]" office:value-type="float" office:value="0.0000001145" calcext:value-type="float">
            <text:p>1.15E-07</text:p>
          </table:table-cell>
          <table:table-cell table:formula="of:=[.C33]/[.$A44]" office:value-type="float" office:value="0.0000001425" calcext:value-type="float">
            <text:p>1.43E-07</text:p>
          </table:table-cell>
          <table:table-cell table:formula="of:=[.D33]/[.$A44]" office:value-type="float" office:value="0.0000001327" calcext:value-type="float">
            <text:p>1.33E-07</text:p>
          </table:table-cell>
          <table:table-cell table:formula="of:=[.E33]/[.$A44]" office:value-type="float" office:value="0.0000001453" calcext:value-type="float">
            <text:p>1.45E-07</text:p>
          </table:table-cell>
          <table:table-cell table:formula="of:=[.F33]/[.$A44]" office:value-type="float" office:value="0.0000001438" calcext:value-type="float">
            <text:p>1.44E-07</text:p>
          </table:table-cell>
          <table:table-cell table:formula="of:=[.G33]/[.$A44]" office:value-type="float" office:value="0.0000003143" calcext:value-type="float">
            <text:p>3.14E-07</text:p>
          </table:table-cell>
          <table:table-cell table:formula="of:=[.H33]/[.$A44]" office:value-type="float" office:value="0.00004091" calcext:value-type="float">
            <text:p>4.09E-05</text:p>
          </table:table-cell>
          <table:table-cell table:formula="of:=[.I33]/[.$A44]" office:value-type="float" office:value="0.0003351" calcext:value-type="float">
            <text:p>3.35E-04</text:p>
          </table:table-cell>
          <table:table-cell table:formula="of:=[.J33]/[.$A44]" office:value-type="float" office:value="0.0000008189" calcext:value-type="float">
            <text:p>8.19E-07</text:p>
          </table:table-cell>
          <table:table-cell/>
        </table:table-row>
        <table:table-row table:style-name="ro1">
          <table:table-cell table:formula="of:=[.A34]" office:value-type="float" office:value="100" calcext:value-type="float">
            <text:p>1E+02</text:p>
          </table:table-cell>
          <table:table-cell table:formula="of:=[.B34]/[.$A45]" office:value-type="float" office:value="0.00000002095" calcext:value-type="float">
            <text:p>2.10E-08</text:p>
          </table:table-cell>
          <table:table-cell table:formula="of:=[.C34]/[.$A45]" office:value-type="float" office:value="0.00000005419" calcext:value-type="float">
            <text:p>5.42E-08</text:p>
          </table:table-cell>
          <table:table-cell table:formula="of:=[.D34]/[.$A45]" office:value-type="float" office:value="0.00000002961" calcext:value-type="float">
            <text:p>2.96E-08</text:p>
          </table:table-cell>
          <table:table-cell table:formula="of:=[.E34]/[.$A45]" office:value-type="float" office:value="0.00000003562" calcext:value-type="float">
            <text:p>3.56E-08</text:p>
          </table:table-cell>
          <table:table-cell table:formula="of:=[.F34]/[.$A45]" office:value-type="float" office:value="0.00000003715" calcext:value-type="float">
            <text:p>3.72E-08</text:p>
          </table:table-cell>
          <table:table-cell table:formula="of:=[.G34]/[.$A45]" office:value-type="float" office:value="0.00000003855" calcext:value-type="float">
            <text:p>3.86E-08</text:p>
          </table:table-cell>
          <table:table-cell table:formula="of:=[.H34]/[.$A45]" office:value-type="float" office:value="0.000003047" calcext:value-type="float">
            <text:p>3.05E-06</text:p>
          </table:table-cell>
          <table:table-cell table:formula="of:=[.I34]/[.$A45]" office:value-type="float" office:value="0.00002495" calcext:value-type="float">
            <text:p>2.50E-05</text:p>
          </table:table-cell>
          <table:table-cell table:formula="of:=[.J34]/[.$A45]" office:value-type="float" office:value="0.000002127" calcext:value-type="float">
            <text:p>2.13E-06</text:p>
          </table:table-cell>
          <table:table-cell/>
        </table:table-row>
        <table:table-row table:style-name="ro1">
          <table:table-cell table:formula="of:=[.A35]" office:value-type="float" office:value="1000" calcext:value-type="float">
            <text:p>1E+03</text:p>
          </table:table-cell>
          <table:table-cell table:formula="of:=[.B35]/[.$A46]" office:value-type="float" office:value="0.00000001137" calcext:value-type="float">
            <text:p>1.14E-08</text:p>
          </table:table-cell>
          <table:table-cell table:formula="of:=[.C35]/[.$A46]" office:value-type="float" office:value="0.00000001574" calcext:value-type="float">
            <text:p>1.57E-08</text:p>
          </table:table-cell>
          <table:table-cell table:formula="of:=[.D35]/[.$A46]" office:value-type="float" office:value="0.00000001778" calcext:value-type="float">
            <text:p>1.78E-08</text:p>
          </table:table-cell>
          <table:table-cell table:formula="of:=[.E35]/[.$A46]" office:value-type="float" office:value="0.0000000284" calcext:value-type="float">
            <text:p>2.84E-08</text:p>
          </table:table-cell>
          <table:table-cell table:formula="of:=[.F35]/[.$A46]" office:value-type="float" office:value="0.00000001245" calcext:value-type="float">
            <text:p>1.25E-08</text:p>
          </table:table-cell>
          <table:table-cell table:formula="of:=[.G35]/[.$A46]" office:value-type="float" office:value="0.00000001724" calcext:value-type="float">
            <text:p>1.72E-08</text:p>
          </table:table-cell>
          <table:table-cell table:formula="of:=[.H35]/[.$A46]" office:value-type="float" office:value="0.0000001174" calcext:value-type="float">
            <text:p>1.17E-07</text:p>
          </table:table-cell>
          <table:table-cell table:formula="of:=[.I35]/[.$A46]" office:value-type="float" office:value="0.000002498" calcext:value-type="float">
            <text:p>2.50E-06</text:p>
          </table:table-cell>
          <table:table-cell table:formula="of:=[.J35]/[.$A46]" office:value-type="float" office:value="0.0000002606" calcext:value-type="float">
            <text:p>2.61E-07</text:p>
          </table:table-cell>
          <table:table-cell/>
        </table:table-row>
        <table:table-row table:style-name="ro1">
          <table:table-cell table:formula="of:=[.A36]" office:value-type="float" office:value="10000" calcext:value-type="float">
            <text:p>1E+04</text:p>
          </table:table-cell>
          <table:table-cell table:formula="of:=[.B36]/[.$A47]" office:value-type="float" office:value="0.00000001027" calcext:value-type="float">
            <text:p>1.03E-08</text:p>
          </table:table-cell>
          <table:table-cell table:formula="of:=[.C36]/[.$A47]" office:value-type="float" office:value="0.00000001818" calcext:value-type="float">
            <text:p>1.82E-08</text:p>
          </table:table-cell>
          <table:table-cell table:formula="of:=[.D36]/[.$A47]" office:value-type="float" office:value="0.00000006189" calcext:value-type="float">
            <text:p>6.19E-08</text:p>
          </table:table-cell>
          <table:table-cell table:formula="of:=[.E36]/[.$A47]" office:value-type="float" office:value="0.00000004961" calcext:value-type="float">
            <text:p>4.96E-08</text:p>
          </table:table-cell>
          <table:table-cell table:formula="of:=[.F36]/[.$A47]" office:value-type="float" office:value="0.000000005185" calcext:value-type="float">
            <text:p>5.19E-09</text:p>
          </table:table-cell>
          <table:table-cell table:formula="of:=[.G36]/[.$A47]" office:value-type="float" office:value="0.00000001447" calcext:value-type="float">
            <text:p>1.45E-08</text:p>
          </table:table-cell>
          <table:table-cell table:formula="of:=[.H36]/[.$A47]" office:value-type="float" office:value="0.00000002664" calcext:value-type="float">
            <text:p>2.66E-08</text:p>
          </table:table-cell>
          <table:table-cell table:formula="of:=[.I36]/[.$A47]" office:value-type="float" office:value="0.0000002601" calcext:value-type="float">
            <text:p>2.60E-07</text:p>
          </table:table-cell>
          <table:table-cell table:formula="of:=[.J36]/[.$A47]" office:value-type="float" office:value="0.00000003941" calcext:value-type="float">
            <text:p>3.94E-08</text:p>
          </table:table-cell>
          <table:table-cell/>
        </table:table-row>
        <table:table-row table:style-name="ro1">
          <table:table-cell table:formula="of:=[.A37]" office:value-type="float" office:value="100000" calcext:value-type="float">
            <text:p>1E+05</text:p>
          </table:table-cell>
          <table:table-cell table:formula="of:=[.B37]/[.$A48]" office:value-type="float" office:value="0.00000001267" calcext:value-type="float">
            <text:p>1.27E-08</text:p>
          </table:table-cell>
          <table:table-cell table:formula="of:=[.C37]/[.$A48]" office:value-type="float" office:value="0.00000001615" calcext:value-type="float">
            <text:p>1.62E-08</text:p>
          </table:table-cell>
          <table:table-cell table:formula="of:=[.D37]/[.$A48]" office:value-type="float" office:value="0.000000004169" calcext:value-type="float">
            <text:p>4.17E-09</text:p>
          </table:table-cell>
          <table:table-cell table:formula="of:=[.E37]/[.$A48]" office:value-type="float" office:value="0.00000000558" calcext:value-type="float">
            <text:p>5.58E-09</text:p>
          </table:table-cell>
          <table:table-cell table:formula="of:=[.F37]/[.$A48]" office:value-type="float" office:value="0.000000006049" calcext:value-type="float">
            <text:p>6.05E-09</text:p>
          </table:table-cell>
          <table:table-cell table:formula="of:=[.G37]/[.$A48]" office:value-type="float" office:value="0.00000001408" calcext:value-type="float">
            <text:p>1.41E-08</text:p>
          </table:table-cell>
          <table:table-cell table:formula="of:=[.H37]/[.$A48]" office:value-type="float" office:value="0.00000001142" calcext:value-type="float">
            <text:p>1.14E-08</text:p>
          </table:table-cell>
          <table:table-cell table:formula="of:=[.I37]/[.$A48]" office:value-type="float" office:value="0.0000000276" calcext:value-type="float">
            <text:p>2.76E-08</text:p>
          </table:table-cell>
          <table:table-cell table:formula="of:=[.J37]/[.$A48]" office:value-type="float" office:value="0.00000002417" calcext:value-type="float">
            <text:p>2.42E-08</text:p>
          </table:table-cell>
          <table:table-cell/>
        </table:table-row>
        <table:table-row table:style-name="ro1">
          <table:table-cell table:formula="of:=[.A38]" office:value-type="float" office:value="1000000" calcext:value-type="float">
            <text:p>1E+06</text:p>
          </table:table-cell>
          <table:table-cell table:formula="of:=[.B38]/[.$A49]" office:value-type="float" office:value="0.00000001444" calcext:value-type="float">
            <text:p>1.44E-08</text:p>
          </table:table-cell>
          <table:table-cell table:formula="of:=[.C38]/[.$A49]" office:value-type="float" office:value="0.00000001862" calcext:value-type="float">
            <text:p>1.86E-08</text:p>
          </table:table-cell>
          <table:table-cell table:formula="of:=[.D38]/[.$A49]" office:value-type="float" office:value="0.000000004515" calcext:value-type="float">
            <text:p>4.52E-09</text:p>
          </table:table-cell>
          <table:table-cell table:formula="of:=[.E38]/[.$A49]" office:value-type="float" office:value="0.000000004481" calcext:value-type="float">
            <text:p>4.48E-09</text:p>
          </table:table-cell>
          <table:table-cell table:formula="of:=[.F38]/[.$A49]" office:value-type="float" office:value="0.00000000227" calcext:value-type="float">
            <text:p>2.27E-09</text:p>
          </table:table-cell>
          <table:table-cell table:formula="of:=[.G38]/[.$A49]" office:value-type="float" office:value="0.00000001563" calcext:value-type="float">
            <text:p>1.56E-08</text:p>
          </table:table-cell>
          <table:table-cell table:formula="of:=[.H38]/[.$A49]" office:value-type="float" office:value="0.0000000132" calcext:value-type="float">
            <text:p>1.32E-08</text:p>
          </table:table-cell>
          <table:table-cell table:formula="of:=[.I38]/[.$A49]" office:value-type="float" office:value="0.000000005956" calcext:value-type="float">
            <text:p>5.96E-09</text:p>
          </table:table-cell>
          <table:table-cell table:formula="of:=[.J38]/[.$A49]" office:value-type="float" office:value="0.00000001436" calcext:value-type="float">
            <text:p>1.44E-08</text:p>
          </table:table-cell>
          <table:table-cell/>
        </table:table-row>
        <table:table-row table:style-name="ro1">
          <table:table-cell table:formula="of:=[.A39]" office:value-type="float" office:value="10000000" calcext:value-type="float">
            <text:p>1E+07</text:p>
          </table:table-cell>
          <table:table-cell table:formula="of:=[.B39]/[.$A50]" office:value-type="float" office:value="0.00000001739" calcext:value-type="float">
            <text:p>1.74E-08</text:p>
          </table:table-cell>
          <table:table-cell table:formula="of:=[.C39]/[.$A50]" office:value-type="float" office:value="0.00000002405" calcext:value-type="float">
            <text:p>2.41E-08</text:p>
          </table:table-cell>
          <table:table-cell table:formula="of:=[.D39]/[.$A50]" office:value-type="float" office:value="0.000000004505" calcext:value-type="float">
            <text:p>4.51E-09</text:p>
          </table:table-cell>
          <table:table-cell table:formula="of:=[.E39]/[.$A50]" office:value-type="float" office:value="0.000000008556" calcext:value-type="float">
            <text:p>8.56E-09</text:p>
          </table:table-cell>
          <table:table-cell table:formula="of:=[.F39]/[.$A50]" office:value-type="float" office:value="0.000000003865" calcext:value-type="float">
            <text:p>3.87E-09</text:p>
          </table:table-cell>
          <table:table-cell table:formula="of:=[.G39]/[.$A50]" office:value-type="float" office:value="0.00000001763" calcext:value-type="float">
            <text:p>1.76E-08</text:p>
          </table:table-cell>
          <table:table-cell table:formula="of:=[.H39]/[.$A50]" office:value-type="float" office:value="0.00000001099" calcext:value-type="float">
            <text:p>1.10E-08</text:p>
          </table:table-cell>
          <table:table-cell table:formula="of:=[.I39]/[.$A50]" office:value-type="float" office:value="0.000000007016" calcext:value-type="float">
            <text:p>7.02E-09</text:p>
          </table:table-cell>
          <table:table-cell table:formula="of:=[.J39]/[.$A50]" office:value-type="float" office:value="0.000000005153" calcext:value-type="float">
            <text:p>5.15E-09</text:p>
          </table:table-cell>
          <table:table-cell/>
        </table:table-row>
        <table:table-row table:style-name="ro1">
          <table:table-cell table:formula="of:=[.A40]" office:value-type="float" office:value="100000000" calcext:value-type="float">
            <text:p>1E+08</text:p>
          </table:table-cell>
          <table:table-cell table:formula="of:=[.B40]/[.$A51]" office:value-type="float" office:value="0.00000002007" calcext:value-type="float">
            <text:p>2.01E-08</text:p>
          </table:table-cell>
          <table:table-cell table:formula="of:=[.C40]/[.$A51]" office:value-type="float" office:value="0.00000002788" calcext:value-type="float">
            <text:p>2.79E-08</text:p>
          </table:table-cell>
          <table:table-cell table:formula="of:=[.D40]/[.$A51]" office:value-type="float" office:value="0.000000005419" calcext:value-type="float">
            <text:p>5.42E-09</text:p>
          </table:table-cell>
          <table:table-cell table:formula="of:=[.E40]/[.$A51]" office:value-type="float" office:value="0.000000009971" calcext:value-type="float">
            <text:p>9.97E-09</text:p>
          </table:table-cell>
          <table:table-cell table:formula="of:=[.F40]/[.$A51]" office:value-type="float" office:value="0.000000003488" calcext:value-type="float">
            <text:p>3.49E-09</text:p>
          </table:table-cell>
          <table:table-cell table:formula="of:=[.G40]/[.$A51]" office:value-type="float" office:value="0.00000001582" calcext:value-type="float">
            <text:p>1.58E-08</text:p>
          </table:table-cell>
          <table:table-cell table:formula="of:=[.H40]/[.$A51]" office:value-type="float" office:value="0.00000001001" calcext:value-type="float">
            <text:p>1.00E-08</text:p>
          </table:table-cell>
          <table:table-cell table:formula="of:=[.I40]/[.$A51]" office:value-type="float" office:value="0.000000005419" calcext:value-type="float">
            <text:p>5.42E-09</text:p>
          </table:table-cell>
          <table:table-cell table:formula="of:=[.J40]/[.$A51]" office:value-type="float" office:value="0.000000003869" calcext:value-type="float">
            <text:p>3.87E-09</text:p>
          </table:table-cell>
          <table:table-cell/>
        </table:table-row>
        <table:table-row table:style-name="ro1">
          <table:table-cell table:formula="of:=[.A41]" office:value-type="float" office:value="1000000000" calcext:value-type="float">
            <text:p>1E+09</text:p>
          </table:table-cell>
          <table:table-cell table:formula="of:=[.B41]/[.$A52]" office:value-type="float" office:value="0.00000002261" calcext:value-type="float">
            <text:p>2.26E-08</text:p>
          </table:table-cell>
          <table:table-cell table:formula="of:=[.C41]/[.$A52]" office:value-type="float" office:value="0.00000003173" calcext:value-type="float">
            <text:p>3.17E-08</text:p>
          </table:table-cell>
          <table:table-cell table:formula="of:=[.D41]/[.$A52]" office:value-type="float" office:value="0.000000007288" calcext:value-type="float">
            <text:p>7.29E-09</text:p>
          </table:table-cell>
          <table:table-cell table:formula="of:=[.E41]/[.$A52]" office:value-type="float" office:value="0.00000001205" calcext:value-type="float">
            <text:p>1.21E-08</text:p>
          </table:table-cell>
          <table:table-cell table:formula="of:=[.F41]/[.$A52]" office:value-type="float" office:value="0.000000003921" calcext:value-type="float">
            <text:p>3.92E-09</text:p>
          </table:table-cell>
          <table:table-cell table:formula="of:=[.G41]/[.$A52]" office:value-type="float" office:value="0.0000000156" calcext:value-type="float">
            <text:p>1.56E-08</text:p>
          </table:table-cell>
          <table:table-cell table:formula="of:=[.H41]/[.$A52]" office:value-type="float" office:value="0.00000001055" calcext:value-type="float">
            <text:p>1.06E-08</text:p>
          </table:table-cell>
          <table:table-cell table:formula="of:=[.I41]/[.$A52]" office:value-type="float" office:value="0.000000004975" calcext:value-type="float">
            <text:p>4.98E-09</text:p>
          </table:table-cell>
          <table:table-cell table:formula="of:=[.J41]/[.$A52]" office:value-type="float" office:value="0.000000003699" calcext:value-type="float">
            <text:p>3.70E-09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 table:style-name="Default" table:formula="of:=[.B43]" office:value-type="string" office:string-value="Standard unstable" calcext:value-type="string">
            <text:p>Standard unstable</text:p>
          </table:table-cell>
          <table:table-cell table:style-name="Default" table:formula="of:=[.C43]" office:value-type="string" office:string-value="Standard stable" calcext:value-type="string">
            <text:p>Standard stable</text:p>
          </table:table-cell>
          <table:table-cell table:style-name="Default" table:formula="of:=[.D43]" office:value-type="string" office:string-value="Rayon unstable" calcext:value-type="string">
            <text:p>Rayon unstable</text:p>
          </table:table-cell>
          <table:table-cell table:style-name="Default" table:formula="of:=[.E43]" office:value-type="string" office:string-value="Rayon stable" calcext:value-type="string">
            <text:p>Rayon stable</text:p>
          </table:table-cell>
          <table:table-cell table:style-name="Default" table:formula="of:=[.F43]" office:value-type="string" office:string-value="Rdst" calcext:value-type="string">
            <text:p>Rdst</text:p>
          </table:table-cell>
          <table:table-cell table:style-name="Default" table:formula="of:=[.G43]" office:value-type="string" office:string-value="Rdxsort" calcext:value-type="string">
            <text:p>Rdxsort</text:p>
          </table:table-cell>
          <table:table-cell table:style-name="Default" table:formula="of:=[.H43]" office:value-type="string" office:string-value="Radix 1" calcext:value-type="string">
            <text:p>Radix 1</text:p>
          </table:table-cell>
          <table:table-cell table:style-name="Default" table:formula="of:=[.I43]" office:value-type="string" office:string-value="Radix 2" calcext:value-type="string">
            <text:p>Radix 2</text:p>
          </table:table-cell>
          <table:table-cell table:style-name="Default" table:formula="of:=[.J43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44]" office:value-type="float" office:value="10" calcext:value-type="float">
            <text:p>1E+01</text:p>
          </table:table-cell>
          <table:table-cell table:style-name="Default" table:formula="of:=[.B44]/0.000000001" office:value-type="float" office:value="114.5" calcext:value-type="float">
            <text:p>114.5</text:p>
          </table:table-cell>
          <table:table-cell table:style-name="Default" table:formula="of:=[.C44]/0.000000001" office:value-type="float" office:value="142.5" calcext:value-type="float">
            <text:p>142.5</text:p>
          </table:table-cell>
          <table:table-cell table:style-name="Default" table:formula="of:=[.D44]/0.000000001" office:value-type="float" office:value="132.7" calcext:value-type="float">
            <text:p>132.7</text:p>
          </table:table-cell>
          <table:table-cell table:style-name="Default" table:formula="of:=[.E44]/0.000000001" office:value-type="float" office:value="145.3" calcext:value-type="float">
            <text:p>145.3</text:p>
          </table:table-cell>
          <table:table-cell table:style-name="Default" table:formula="of:=[.F44]/0.000000001" office:value-type="float" office:value="143.8" calcext:value-type="float">
            <text:p>143.8</text:p>
          </table:table-cell>
          <table:table-cell table:style-name="Default" table:formula="of:=[.G44]/0.000000001" office:value-type="float" office:value="314.3" calcext:value-type="float">
            <text:p>314.3</text:p>
          </table:table-cell>
          <table:table-cell table:style-name="Default" table:formula="of:=[.H44]/0.000000001" office:value-type="float" office:value="40910" calcext:value-type="float">
            <text:p>40910</text:p>
          </table:table-cell>
          <table:table-cell table:style-name="Default" table:formula="of:=[.I44]/0.000000001" office:value-type="float" office:value="335100" calcext:value-type="float">
            <text:p>335100</text:p>
          </table:table-cell>
          <table:table-cell table:style-name="Default" table:formula="of:=[.J44]/0.000000001" office:value-type="float" office:value="818.9" calcext:value-type="float">
            <text:p>818.9</text:p>
          </table:table-cell>
          <table:table-cell/>
        </table:table-row>
        <table:table-row table:style-name="ro1">
          <table:table-cell table:formula="of:=[.A45]" office:value-type="float" office:value="100" calcext:value-type="float">
            <text:p>1E+02</text:p>
          </table:table-cell>
          <table:table-cell table:style-name="Default" table:formula="of:=[.B45]/0.000000001" office:value-type="float" office:value="20.95" calcext:value-type="float">
            <text:p>20.95</text:p>
          </table:table-cell>
          <table:table-cell table:style-name="Default" table:formula="of:=[.C45]/0.000000001" office:value-type="float" office:value="54.19" calcext:value-type="float">
            <text:p>54.19</text:p>
          </table:table-cell>
          <table:table-cell table:style-name="Default" table:formula="of:=[.D45]/0.000000001" office:value-type="float" office:value="29.61" calcext:value-type="float">
            <text:p>29.61</text:p>
          </table:table-cell>
          <table:table-cell table:style-name="Default" table:formula="of:=[.E45]/0.000000001" office:value-type="float" office:value="35.62" calcext:value-type="float">
            <text:p>35.62</text:p>
          </table:table-cell>
          <table:table-cell table:style-name="Default" table:formula="of:=[.F45]/0.000000001" office:value-type="float" office:value="37.15" calcext:value-type="float">
            <text:p>37.15</text:p>
          </table:table-cell>
          <table:table-cell table:style-name="Default" table:formula="of:=[.G45]/0.000000001" office:value-type="float" office:value="38.55" calcext:value-type="float">
            <text:p>38.55</text:p>
          </table:table-cell>
          <table:table-cell table:style-name="Default" table:formula="of:=[.H45]/0.000000001" office:value-type="float" office:value="3047" calcext:value-type="float">
            <text:p>3047</text:p>
          </table:table-cell>
          <table:table-cell table:style-name="Default" table:formula="of:=[.I45]/0.000000001" office:value-type="float" office:value="24950" calcext:value-type="float">
            <text:p>24950</text:p>
          </table:table-cell>
          <table:table-cell table:style-name="Default" table:formula="of:=[.J45]/0.000000001" office:value-type="float" office:value="2127" calcext:value-type="float">
            <text:p>2127</text:p>
          </table:table-cell>
          <table:table-cell/>
        </table:table-row>
        <table:table-row table:style-name="ro1">
          <table:table-cell table:formula="of:=[.A46]" office:value-type="float" office:value="1000" calcext:value-type="float">
            <text:p>1E+03</text:p>
          </table:table-cell>
          <table:table-cell table:style-name="Default" table:formula="of:=[.B46]/0.000000001" office:value-type="float" office:value="11.37" calcext:value-type="float">
            <text:p>11.37</text:p>
          </table:table-cell>
          <table:table-cell table:style-name="Default" table:formula="of:=[.C46]/0.000000001" office:value-type="float" office:value="15.74" calcext:value-type="float">
            <text:p>15.74</text:p>
          </table:table-cell>
          <table:table-cell table:style-name="Default" table:formula="of:=[.D46]/0.000000001" office:value-type="float" office:value="17.78" calcext:value-type="float">
            <text:p>17.78</text:p>
          </table:table-cell>
          <table:table-cell table:style-name="Default" table:formula="of:=[.E46]/0.000000001" office:value-type="float" office:value="28.4" calcext:value-type="float">
            <text:p>28.4</text:p>
          </table:table-cell>
          <table:table-cell table:style-name="Default" table:formula="of:=[.F46]/0.000000001" office:value-type="float" office:value="12.45" calcext:value-type="float">
            <text:p>12.45</text:p>
          </table:table-cell>
          <table:table-cell table:style-name="Default" table:formula="of:=[.G46]/0.000000001" office:value-type="float" office:value="17.24" calcext:value-type="float">
            <text:p>17.24</text:p>
          </table:table-cell>
          <table:table-cell table:style-name="Default" table:formula="of:=[.H46]/0.000000001" office:value-type="float" office:value="117.4" calcext:value-type="float">
            <text:p>117.4</text:p>
          </table:table-cell>
          <table:table-cell table:style-name="Default" table:formula="of:=[.I46]/0.000000001" office:value-type="float" office:value="2498" calcext:value-type="float">
            <text:p>2498</text:p>
          </table:table-cell>
          <table:table-cell table:style-name="Default" table:formula="of:=[.J46]/0.000000001" office:value-type="float" office:value="260.6" calcext:value-type="float">
            <text:p>260.6</text:p>
          </table:table-cell>
          <table:table-cell/>
        </table:table-row>
        <table:table-row table:style-name="ro1">
          <table:table-cell table:formula="of:=[.A47]" office:value-type="float" office:value="10000" calcext:value-type="float">
            <text:p>1E+04</text:p>
          </table:table-cell>
          <table:table-cell table:style-name="Default" table:formula="of:=[.B47]/0.000000001" office:value-type="float" office:value="10.27" calcext:value-type="float">
            <text:p>10.27</text:p>
          </table:table-cell>
          <table:table-cell table:style-name="Default" table:formula="of:=[.C47]/0.000000001" office:value-type="float" office:value="18.18" calcext:value-type="float">
            <text:p>18.18</text:p>
          </table:table-cell>
          <table:table-cell table:style-name="Default" table:formula="of:=[.D47]/0.000000001" office:value-type="float" office:value="61.89" calcext:value-type="float">
            <text:p>61.89</text:p>
          </table:table-cell>
          <table:table-cell table:style-name="Default" table:formula="of:=[.E47]/0.000000001" office:value-type="float" office:value="49.61" calcext:value-type="float">
            <text:p>49.61</text:p>
          </table:table-cell>
          <table:table-cell table:style-name="Default" table:formula="of:=[.F47]/0.000000001" office:value-type="float" office:value="5.185" calcext:value-type="float">
            <text:p>5.185</text:p>
          </table:table-cell>
          <table:table-cell table:style-name="Default" table:formula="of:=[.G47]/0.000000001" office:value-type="float" office:value="14.47" calcext:value-type="float">
            <text:p>14.47</text:p>
          </table:table-cell>
          <table:table-cell table:style-name="Default" table:formula="of:=[.H47]/0.000000001" office:value-type="float" office:value="26.64" calcext:value-type="float">
            <text:p>26.64</text:p>
          </table:table-cell>
          <table:table-cell table:style-name="Default" table:formula="of:=[.I47]/0.000000001" office:value-type="float" office:value="260.1" calcext:value-type="float">
            <text:p>260.1</text:p>
          </table:table-cell>
          <table:table-cell table:style-name="Default" table:formula="of:=[.J47]/0.000000001" office:value-type="float" office:value="39.41" calcext:value-type="float">
            <text:p>39.41</text:p>
          </table:table-cell>
          <table:table-cell/>
        </table:table-row>
        <table:table-row table:style-name="ro1">
          <table:table-cell table:formula="of:=[.A48]" office:value-type="float" office:value="100000" calcext:value-type="float">
            <text:p>1E+05</text:p>
          </table:table-cell>
          <table:table-cell table:style-name="Default" table:formula="of:=[.B48]/0.000000001" office:value-type="float" office:value="12.67" calcext:value-type="float">
            <text:p>12.67</text:p>
          </table:table-cell>
          <table:table-cell table:style-name="Default" table:formula="of:=[.C48]/0.000000001" office:value-type="float" office:value="16.15" calcext:value-type="float">
            <text:p>16.15</text:p>
          </table:table-cell>
          <table:table-cell table:style-name="Default" table:formula="of:=[.D48]/0.000000001" office:value-type="float" office:value="4.169" calcext:value-type="float">
            <text:p>4.169</text:p>
          </table:table-cell>
          <table:table-cell table:style-name="Default" table:formula="of:=[.E48]/0.000000001" office:value-type="float" office:value="5.58" calcext:value-type="float">
            <text:p>5.58</text:p>
          </table:table-cell>
          <table:table-cell table:style-name="Default" table:formula="of:=[.F48]/0.000000001" office:value-type="float" office:value="6.049" calcext:value-type="float">
            <text:p>6.049</text:p>
          </table:table-cell>
          <table:table-cell table:style-name="Default" table:formula="of:=[.G48]/0.000000001" office:value-type="float" office:value="14.08" calcext:value-type="float">
            <text:p>14.08</text:p>
          </table:table-cell>
          <table:table-cell table:style-name="Default" table:formula="of:=[.H48]/0.000000001" office:value-type="float" office:value="11.42" calcext:value-type="float">
            <text:p>11.42</text:p>
          </table:table-cell>
          <table:table-cell table:style-name="Default" table:formula="of:=[.I48]/0.000000001" office:value-type="float" office:value="27.6" calcext:value-type="float">
            <text:p>27.6</text:p>
          </table:table-cell>
          <table:table-cell table:style-name="Default" table:formula="of:=[.J48]/0.000000001" office:value-type="float" office:value="24.17" calcext:value-type="float">
            <text:p>24.17</text:p>
          </table:table-cell>
          <table:table-cell/>
        </table:table-row>
        <table:table-row table:style-name="ro1">
          <table:table-cell table:formula="of:=[.A49]" office:value-type="float" office:value="1000000" calcext:value-type="float">
            <text:p>1E+06</text:p>
          </table:table-cell>
          <table:table-cell table:style-name="Default" table:formula="of:=[.B49]/0.000000001" office:value-type="float" office:value="14.44" calcext:value-type="float">
            <text:p>14.44</text:p>
          </table:table-cell>
          <table:table-cell table:style-name="Default" table:formula="of:=[.C49]/0.000000001" office:value-type="float" office:value="18.62" calcext:value-type="float">
            <text:p>18.62</text:p>
          </table:table-cell>
          <table:table-cell table:style-name="Default" table:formula="of:=[.D49]/0.000000001" office:value-type="float" office:value="4.515" calcext:value-type="float">
            <text:p>4.515</text:p>
          </table:table-cell>
          <table:table-cell table:style-name="Default" table:formula="of:=[.E49]/0.000000001" office:value-type="float" office:value="4.481" calcext:value-type="float">
            <text:p>4.481</text:p>
          </table:table-cell>
          <table:table-cell table:style-name="Default" table:formula="of:=[.F49]/0.000000001" office:value-type="float" office:value="2.27" calcext:value-type="float">
            <text:p>2.27</text:p>
          </table:table-cell>
          <table:table-cell table:style-name="Default" table:formula="of:=[.G49]/0.000000001" office:value-type="float" office:value="15.63" calcext:value-type="float">
            <text:p>15.63</text:p>
          </table:table-cell>
          <table:table-cell table:style-name="Default" table:formula="of:=[.H49]/0.000000001" office:value-type="float" office:value="13.2" calcext:value-type="float">
            <text:p>13.2</text:p>
          </table:table-cell>
          <table:table-cell table:style-name="Default" table:formula="of:=[.I49]/0.000000001" office:value-type="float" office:value="5.956" calcext:value-type="float">
            <text:p>5.956</text:p>
          </table:table-cell>
          <table:table-cell table:style-name="Default" table:formula="of:=[.J49]/0.000000001" office:value-type="float" office:value="14.36" calcext:value-type="float">
            <text:p>14.36</text:p>
          </table:table-cell>
          <table:table-cell/>
        </table:table-row>
        <table:table-row table:style-name="ro1">
          <table:table-cell table:formula="of:=[.A50]" office:value-type="float" office:value="10000000" calcext:value-type="float">
            <text:p>1E+07</text:p>
          </table:table-cell>
          <table:table-cell table:style-name="Default" table:formula="of:=[.B50]/0.000000001" office:value-type="float" office:value="17.39" calcext:value-type="float">
            <text:p>17.39</text:p>
          </table:table-cell>
          <table:table-cell table:style-name="Default" table:formula="of:=[.C50]/0.000000001" office:value-type="float" office:value="24.05" calcext:value-type="float">
            <text:p>24.05</text:p>
          </table:table-cell>
          <table:table-cell table:style-name="Default" table:formula="of:=[.D50]/0.000000001" office:value-type="float" office:value="4.505" calcext:value-type="float">
            <text:p>4.505</text:p>
          </table:table-cell>
          <table:table-cell table:style-name="Default" table:formula="of:=[.E50]/0.000000001" office:value-type="float" office:value="8.556" calcext:value-type="float">
            <text:p>8.556</text:p>
          </table:table-cell>
          <table:table-cell table:style-name="Default" table:formula="of:=[.F50]/0.000000001" office:value-type="float" office:value="3.865" calcext:value-type="float">
            <text:p>3.865</text:p>
          </table:table-cell>
          <table:table-cell table:style-name="Default" table:formula="of:=[.G50]/0.000000001" office:value-type="float" office:value="17.63" calcext:value-type="float">
            <text:p>17.63</text:p>
          </table:table-cell>
          <table:table-cell table:style-name="Default" table:formula="of:=[.H50]/0.000000001" office:value-type="float" office:value="10.99" calcext:value-type="float">
            <text:p>10.99</text:p>
          </table:table-cell>
          <table:table-cell table:style-name="Default" table:formula="of:=[.I50]/0.000000001" office:value-type="float" office:value="7.016" calcext:value-type="float">
            <text:p>7.016</text:p>
          </table:table-cell>
          <table:table-cell table:style-name="Default" table:formula="of:=[.J50]/0.000000001" office:value-type="float" office:value="5.153" calcext:value-type="float">
            <text:p>5.153</text:p>
          </table:table-cell>
          <table:table-cell/>
        </table:table-row>
        <table:table-row table:style-name="ro1">
          <table:table-cell table:formula="of:=[.A51]" office:value-type="float" office:value="100000000" calcext:value-type="float">
            <text:p>1E+08</text:p>
          </table:table-cell>
          <table:table-cell table:style-name="Default" table:formula="of:=[.B51]/0.000000001" office:value-type="float" office:value="20.07" calcext:value-type="float">
            <text:p>20.07</text:p>
          </table:table-cell>
          <table:table-cell table:style-name="Default" table:formula="of:=[.C51]/0.000000001" office:value-type="float" office:value="27.88" calcext:value-type="float">
            <text:p>27.88</text:p>
          </table:table-cell>
          <table:table-cell table:style-name="Default" table:formula="of:=[.D51]/0.000000001" office:value-type="float" office:value="5.419" calcext:value-type="float">
            <text:p>5.419</text:p>
          </table:table-cell>
          <table:table-cell table:style-name="Default" table:formula="of:=[.E51]/0.000000001" office:value-type="float" office:value="9.971" calcext:value-type="float">
            <text:p>9.971</text:p>
          </table:table-cell>
          <table:table-cell table:style-name="Default" table:formula="of:=[.F51]/0.000000001" office:value-type="float" office:value="3.488" calcext:value-type="float">
            <text:p>3.488</text:p>
          </table:table-cell>
          <table:table-cell table:style-name="Default" table:formula="of:=[.G51]/0.000000001" office:value-type="float" office:value="15.82" calcext:value-type="float">
            <text:p>15.82</text:p>
          </table:table-cell>
          <table:table-cell table:style-name="Default" table:formula="of:=[.H51]/0.000000001" office:value-type="float" office:value="10.01" calcext:value-type="float">
            <text:p>10.01</text:p>
          </table:table-cell>
          <table:table-cell table:style-name="Default" table:formula="of:=[.I51]/0.000000001" office:value-type="float" office:value="5.419" calcext:value-type="float">
            <text:p>5.419</text:p>
          </table:table-cell>
          <table:table-cell table:style-name="Default" table:formula="of:=[.J51]/0.000000001" office:value-type="float" office:value="3.869" calcext:value-type="float">
            <text:p>3.869</text:p>
          </table:table-cell>
          <table:table-cell/>
        </table:table-row>
        <table:table-row table:style-name="ro1">
          <table:table-cell table:formula="of:=[.A52]" office:value-type="float" office:value="1000000000" calcext:value-type="float">
            <text:p>1E+09</text:p>
          </table:table-cell>
          <table:table-cell table:style-name="Default" table:formula="of:=[.B52]/0.000000001" office:value-type="float" office:value="22.61" calcext:value-type="float">
            <text:p>22.61</text:p>
          </table:table-cell>
          <table:table-cell table:style-name="Default" table:formula="of:=[.C52]/0.000000001" office:value-type="float" office:value="31.73" calcext:value-type="float">
            <text:p>31.73</text:p>
          </table:table-cell>
          <table:table-cell table:style-name="Default" table:formula="of:=[.D52]/0.000000001" office:value-type="float" office:value="7.288" calcext:value-type="float">
            <text:p>7.288</text:p>
          </table:table-cell>
          <table:table-cell table:style-name="Default" table:formula="of:=[.E52]/0.000000001" office:value-type="float" office:value="12.05" calcext:value-type="float">
            <text:p>12.05</text:p>
          </table:table-cell>
          <table:table-cell table:style-name="Default" table:formula="of:=[.F52]/0.000000001" office:value-type="float" office:value="3.921" calcext:value-type="float">
            <text:p>3.921</text:p>
          </table:table-cell>
          <table:table-cell table:style-name="Default" table:formula="of:=[.G52]/0.000000001" office:value-type="float" office:value="15.6" calcext:value-type="float">
            <text:p>15.6</text:p>
          </table:table-cell>
          <table:table-cell table:style-name="Default" table:formula="of:=[.H52]/0.000000001" office:value-type="float" office:value="10.55" calcext:value-type="float">
            <text:p>10.55</text:p>
          </table:table-cell>
          <table:table-cell table:style-name="Default" table:formula="of:=[.I52]/0.000000001" office:value-type="float" office:value="4.975" calcext:value-type="float">
            <text:p>4.975</text:p>
          </table:table-cell>
          <table:table-cell table:style-name="Default" table:formula="of:=[.J52]/0.000000001" office:value-type="float" office:value="3.699" calcext:value-type="float">
            <text:p>3.6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nonymous Pro'" style:font-family-generic-asian="system" style:font-pitch-asian="variable" style:font-size-asian="12pt" style:language-asian="zh" style:country-asian="CN" style:font-family-complex="'Anonymous Pro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36P0"/>
    </number:currency-style>
    <number:number-style style:name="N137">
      <number:scientific-number number:decimal-places="0" number:min-decimal-places="0" number:min-integer-digits="0" number:min-exponent-digits="2" number:exponent-interval="1" number:forced-exponent-sign="true"/>
    </number:number-style>
    <number:number-style style:name="N10129" number:language="en" number:country="US" loext:transliteration-spellout="PLN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PLN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PLN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PLN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6:38:17.3313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1:12:04.760102051</meta:creation-date>
    <meta:editing-cycles>12</meta:editing-cycles>
    <meta:editing-duration>PT2H36M27S</meta:editing-duration>
    <dc:date>2024-10-20T16:00:41.379462577</dc:date>
    <meta:generator>LibreOffice/24.2.6.2$Linux_X86_64 LibreOffice_project/420$Build-2</meta:generator>
    <meta:document-statistic meta:table-count="1" meta:cell-count="476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342cm" svg:y="0.436cm" chart:style-name="ch2">
          <text:p>Element sort time for u32 (avg. of 5 runs)</text:p>
        </chart:title>
        <chart:subtitle svg:x="0cm" svg:y="0cm" chart:style-name="ch3">
          <text:p/>
        </chart:subtitle>
        <chart:legend chart:legend-position="end" svg:x="20.879cm" svg:y="5.209cm" style:legend-expansion="high" chart:style-name="ch4"/>
        <chart:plot-area chart:style-name="ch5" table:cell-range-address="Sheet1.A19:Sheet1.J22 Sheet1.B14:Sheet1.J14" chart:data-source-has-labels="both" svg:x="0.5cm" svg:y="1.515cm" svg:width="19.879cm" svg:height="13.186cm">
          <chart:coordinate-region svg:x="2.233cm" svg:y="1.714cm" svg:width="17.655cm" svg:height="12.34cm"/>
          <chart:axis chart:dimension="x" chart:name="primary-x" chart:style-name="ch6" chartooo:axis-type="auto">
            <chartooo:date-scale/>
            <chart:categories table:cell-range-address="Sheet1.A19:Sheet1.A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9:Sheet1.B22" chart:label-cell-address="Sheet1.B14:Sheet1.B14" chart:class="chart:line">
            <chart:data-point chart:repeated="4"/>
          </chart:series>
          <chart:series chart:style-name="ch10" chart:values-cell-range-address="Sheet1.C19:Sheet1.C22" chart:label-cell-address="Sheet1.C14:Sheet1.C14" chart:class="chart:line">
            <chart:data-point chart:repeated="4"/>
          </chart:series>
          <chart:series chart:style-name="ch11" chart:values-cell-range-address="Sheet1.D19:Sheet1.D22" chart:label-cell-address="Sheet1.D14:Sheet1.D14" chart:class="chart:line">
            <chart:data-point chart:repeated="4"/>
          </chart:series>
          <chart:series chart:style-name="ch12" chart:values-cell-range-address="Sheet1.E19:Sheet1.E22" chart:label-cell-address="Sheet1.E14:Sheet1.E14" chart:class="chart:line">
            <chart:data-point chart:repeated="4"/>
          </chart:series>
          <chart:series chart:style-name="ch13" chart:values-cell-range-address="Sheet1.F19:Sheet1.F22" chart:label-cell-address="Sheet1.F14:Sheet1.F14" chart:class="chart:line">
            <chart:data-point chart:repeated="4"/>
          </chart:series>
          <chart:series chart:style-name="ch14" chart:values-cell-range-address="Sheet1.G19:Sheet1.G22" chart:label-cell-address="Sheet1.G14:Sheet1.G14" chart:class="chart:line">
            <chart:data-point chart:repeated="4"/>
          </chart:series>
          <chart:series chart:style-name="ch15" chart:values-cell-range-address="Sheet1.H19:Sheet1.H22" chart:label-cell-address="Sheet1.H14:Sheet1.H14" chart:class="chart:line">
            <chart:data-point chart:repeated="4"/>
          </chart:series>
          <chart:series chart:style-name="ch16" chart:values-cell-range-address="Sheet1.I19:Sheet1.I22" chart:label-cell-address="Sheet1.I14:Sheet1.I14" chart:class="chart:line">
            <chart:data-point chart:repeated="4"/>
          </chart:series>
          <chart:series chart:style-name="ch17" chart:values-cell-range-address="Sheet1.J19:Sheet1.J22" chart:label-cell-address="Sheet1.J14:Sheet1.J1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4:Sheet1.B14</svg:desc>
                </draw:g>
              </table:table-cell>
              <table:table-cell office:value-type="string">
                <text:p>Standard stable</text:p>
                <draw:g>
                  <svg:desc>Sheet1.C14:Sheet1.C14</svg:desc>
                </draw:g>
              </table:table-cell>
              <table:table-cell office:value-type="string">
                <text:p>Rayon unstable</text:p>
                <draw:g>
                  <svg:desc>Sheet1.D14:Sheet1.D14</svg:desc>
                </draw:g>
              </table:table-cell>
              <table:table-cell office:value-type="string">
                <text:p>Rayon stable</text:p>
                <draw:g>
                  <svg:desc>Sheet1.E14:Sheet1.E14</svg:desc>
                </draw:g>
              </table:table-cell>
              <table:table-cell office:value-type="string">
                <text:p>Rdst</text:p>
                <draw:g>
                  <svg:desc>Sheet1.F14:Sheet1.F14</svg:desc>
                </draw:g>
              </table:table-cell>
              <table:table-cell office:value-type="string">
                <text:p>Rdxsort</text:p>
                <draw:g>
                  <svg:desc>Sheet1.G14:Sheet1.G14</svg:desc>
                </draw:g>
              </table:table-cell>
              <table:table-cell office:value-type="string">
                <text:p>Radix 1</text:p>
                <draw:g>
                  <svg:desc>Sheet1.H14:Sheet1.H14</svg:desc>
                </draw:g>
              </table:table-cell>
              <table:table-cell office:value-type="string">
                <text:p>Radix 2</text:p>
                <draw:g>
                  <svg:desc>Sheet1.I14:Sheet1.I14</svg:desc>
                </draw:g>
              </table:table-cell>
              <table:table-cell office:value-type="string">
                <text:p>DragonSpit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9:Sheet1.A22</svg:desc>
                </draw:g>
              </table:table-cell>
              <table:table-cell office:value-type="float" office:value="0.00000002666">
                <text:p>0.00000002666</text:p>
                <draw:g>
                  <svg:desc>Sheet1.B19:Sheet1.B22</svg:desc>
                </draw:g>
              </table:table-cell>
              <table:table-cell office:value-type="float" office:value="0.00000005738">
                <text:p>0.00000005738</text:p>
                <draw:g>
                  <svg:desc>Sheet1.C19:Sheet1.C22</svg:desc>
                </draw:g>
              </table:table-cell>
              <table:table-cell office:value-type="float" office:value="0.000000008522">
                <text:p>0.000000008522</text:p>
                <draw:g>
                  <svg:desc>Sheet1.D19:Sheet1.D22</svg:desc>
                </draw:g>
              </table:table-cell>
              <table:table-cell office:value-type="float" office:value="0.00000001969">
                <text:p>0.00000001969</text:p>
                <draw:g>
                  <svg:desc>Sheet1.E19:Sheet1.E22</svg:desc>
                </draw:g>
              </table:table-cell>
              <table:table-cell office:value-type="float" office:value="0.00000000841">
                <text:p>0.00000000841</text:p>
                <draw:g>
                  <svg:desc>Sheet1.F19:Sheet1.F22</svg:desc>
                </draw:g>
              </table:table-cell>
              <table:table-cell office:value-type="float" office:value="0.00000001247">
                <text:p>0.00000001247</text:p>
                <draw:g>
                  <svg:desc>Sheet1.G19:Sheet1.G22</svg:desc>
                </draw:g>
              </table:table-cell>
              <table:table-cell office:value-type="float" office:value="0.000000007171">
                <text:p>0.000000007171</text:p>
                <draw:g>
                  <svg:desc>Sheet1.H19:Sheet1.H22</svg:desc>
                </draw:g>
              </table:table-cell>
              <table:table-cell office:value-type="float" office:value="0.000000008392">
                <text:p>0.000000008392</text:p>
                <draw:g>
                  <svg:desc>Sheet1.I19:Sheet1.I22</svg:desc>
                </draw:g>
              </table:table-cell>
              <table:table-cell office:value-type="float" office:value="0.00000001211">
                <text:p>0.00000001211</text:p>
                <draw:g>
                  <svg:desc>Sheet1.J19:Sheet1.J2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0.00000006856">
                <text:p>0.00000006856</text:p>
              </table:table-cell>
              <table:table-cell office:value-type="float" office:value="0.000000008773">
                <text:p>0.000000008773</text:p>
              </table:table-cell>
              <table:table-cell office:value-type="float" office:value="0.00000001673">
                <text:p>0.00000001673</text:p>
              </table:table-cell>
              <table:table-cell office:value-type="float" office:value="0.000000003691">
                <text:p>0.000000003691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0.000000006974">
                <text:p>0.000000006974</text:p>
              </table:table-cell>
              <table:table-cell office:value-type="float" office:value="0.000000004925">
                <text:p>0.000000004925</text:p>
              </table:table-cell>
              <table:table-cell office:value-type="float" office:value="0.00000000586">
                <text:p>0.000000005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208">
                <text:p>0.00000003208</text:p>
              </table:table-cell>
              <table:table-cell office:value-type="float" office:value="0.0000000797">
                <text:p>0.0000000797</text:p>
              </table:table-cell>
              <table:table-cell office:value-type="float" office:value="0.000000009855">
                <text:p>0.000000009855</text:p>
              </table:table-cell>
              <table:table-cell office:value-type="float" office:value="0.00000001977">
                <text:p>0.00000001977</text:p>
              </table:table-cell>
              <table:table-cell office:value-type="float" office:value="0.000000004075">
                <text:p>0.000000004075</text:p>
              </table:table-cell>
              <table:table-cell office:value-type="float" office:value="0.00000001561">
                <text:p>0.00000001561</text:p>
              </table:table-cell>
              <table:table-cell office:value-type="float" office:value="0.000000006865">
                <text:p>0.000000006865</text:p>
              </table:table-cell>
              <table:table-cell office:value-type="float" office:value="0.000000006358">
                <text:p>0.000000006358</text:p>
              </table:table-cell>
              <table:table-cell office:value-type="float" office:value="0.000000005115">
                <text:p>0.00000000511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3492">
                <text:p>0.00000003492</text:p>
              </table:table-cell>
              <table:table-cell office:value-type="float" office:value="0.00000009408">
                <text:p>0.00000009408</text:p>
              </table:table-cell>
              <table:table-cell office:value-type="float" office:value="0.00000001093">
                <text:p>0.0000000109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0.000000004246">
                <text:p>0.000000004246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0.000000007086">
                <text:p>0.000000007086</text:p>
              </table:table-cell>
              <table:table-cell office:value-type="float" office:value="0.000000005895">
                <text:p>0.000000005895</text:p>
              </table:table-cell>
              <table:table-cell office:value-type="float" office:value="0.000000005048">
                <text:p>0.00000000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263cm" svg:y="0.436cm" chart:style-name="ch2">
          <text:p>Sort time per u32 element (avg. of 5 runs)</text:p>
        </chart:title>
        <chart:subtitle svg:x="10.194cm" svg:y="1.515cm" chart:style-name="ch3">
          <text:p>Ryzen 7 5800U (8 CPUs)</text:p>
        </chart:subtitle>
        <chart:legend chart:legend-position="end" svg:x="20.879cm" svg:y="5.209cm" style:legend-expansion="high" chart:style-name="ch4"/>
        <chart:plot-area chart:style-name="ch5" table:cell-range-address="Sheet1.A59:Sheet1.J63 Sheet1.B54:Sheet1.J54" chart:data-source-has-labels="both" svg:x="1.511cm" svg:y="2.498cm" svg:width="18.868cm" svg:height="11.222cm">
          <chart:coordinate-region svg:x="2.132cm" svg:y="2.697cm" svg:width="17.756cm" svg:height="10.376cm"/>
          <chart:axis chart:dimension="x" chart:name="primary-x" chart:style-name="ch6" chartooo:axis-type="auto">
            <chartooo:date-scale/>
            <chart:title svg:x="9.459cm" svg:y="14.02cm" chart:style-name="ch7">
              <text:p>Number of elements</text:p>
            </chart:title>
            <chart:categories table:cell-range-address="Sheet1.A59:Sheet1.A63"/>
          </chart:axis>
          <chart:axis chart:dimension="y" chart:name="primary-y" chart:style-name="ch8">
            <chart:title svg:x="0.451cm" svg:y="9.992cm" chart:style-name="ch9">
              <text:p>Sort time per element (ns)</text:p>
            </chart:title>
            <chart:grid chart:style-name="ch10" chart:class="major"/>
          </chart:axis>
          <chart:series chart:style-name="ch11" chart:values-cell-range-address="Sheet1.B59:Sheet1.B63" chart:label-cell-address="Sheet1.B54:Sheet1.B54" chart:class="chart:line">
            <chart:data-point chart:repeated="5"/>
          </chart:series>
          <chart:series chart:style-name="ch12" chart:values-cell-range-address="Sheet1.C59:Sheet1.C63" chart:label-cell-address="Sheet1.C54:Sheet1.C54" chart:class="chart:line">
            <chart:data-point chart:repeated="5"/>
          </chart:series>
          <chart:series chart:style-name="ch13" chart:values-cell-range-address="Sheet1.D59:Sheet1.D63" chart:label-cell-address="Sheet1.D54:Sheet1.D54" chart:class="chart:line">
            <chart:data-point chart:repeated="5"/>
          </chart:series>
          <chart:series chart:style-name="ch14" chart:values-cell-range-address="Sheet1.E59:Sheet1.E63" chart:label-cell-address="Sheet1.E54:Sheet1.E54" chart:class="chart:line">
            <chart:data-point chart:repeated="5"/>
          </chart:series>
          <chart:series chart:style-name="ch15" chart:values-cell-range-address="Sheet1.F59:Sheet1.F63" chart:label-cell-address="Sheet1.F54:Sheet1.F54" chart:class="chart:line">
            <chart:data-point chart:repeated="5"/>
          </chart:series>
          <chart:series chart:style-name="ch16" chart:values-cell-range-address="Sheet1.G59:Sheet1.G63" chart:label-cell-address="Sheet1.G54:Sheet1.G54" chart:class="chart:line">
            <chart:data-point chart:repeated="5"/>
          </chart:series>
          <chart:series chart:style-name="ch17" chart:values-cell-range-address="Sheet1.H59:Sheet1.H63" chart:label-cell-address="Sheet1.H54:Sheet1.H54" chart:class="chart:line">
            <chart:data-point chart:repeated="5"/>
          </chart:series>
          <chart:series chart:style-name="ch18" chart:values-cell-range-address="Sheet1.I59:Sheet1.I63" chart:label-cell-address="Sheet1.I54:Sheet1.I54" chart:class="chart:line">
            <chart:data-point chart:repeated="5"/>
          </chart:series>
          <chart:series chart:style-name="ch19" chart:values-cell-range-address="Sheet1.J59:Sheet1.J63" chart:label-cell-address="Sheet1.J54:Sheet1.J54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54:Sheet1.B54</svg:desc>
                </draw:g>
              </table:table-cell>
              <table:table-cell office:value-type="string">
                <text:p>Standard stable</text:p>
                <draw:g>
                  <svg:desc>Sheet1.C54:Sheet1.C54</svg:desc>
                </draw:g>
              </table:table-cell>
              <table:table-cell office:value-type="string">
                <text:p>Rayon unstable</text:p>
                <draw:g>
                  <svg:desc>Sheet1.D54:Sheet1.D54</svg:desc>
                </draw:g>
              </table:table-cell>
              <table:table-cell office:value-type="string">
                <text:p>Rayon stable</text:p>
                <draw:g>
                  <svg:desc>Sheet1.E54:Sheet1.E54</svg:desc>
                </draw:g>
              </table:table-cell>
              <table:table-cell office:value-type="string">
                <text:p>Rdst</text:p>
                <draw:g>
                  <svg:desc>Sheet1.F54:Sheet1.F54</svg:desc>
                </draw:g>
              </table:table-cell>
              <table:table-cell office:value-type="string">
                <text:p>Rdxsort</text:p>
                <draw:g>
                  <svg:desc>Sheet1.G54:Sheet1.G54</svg:desc>
                </draw:g>
              </table:table-cell>
              <table:table-cell office:value-type="string">
                <text:p>Radix 1</text:p>
                <draw:g>
                  <svg:desc>Sheet1.H54:Sheet1.H54</svg:desc>
                </draw:g>
              </table:table-cell>
              <table:table-cell office:value-type="string">
                <text:p>Radix 2</text:p>
                <draw:g>
                  <svg:desc>Sheet1.I54:Sheet1.I54</svg:desc>
                </draw:g>
              </table:table-cell>
              <table:table-cell office:value-type="string">
                <text:p>DragonSpit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59:Sheet1.A63</svg:desc>
                </draw:g>
              </table:table-cell>
              <table:table-cell office:value-type="float" office:value="12.67">
                <text:p>12.67</text:p>
                <draw:g>
                  <svg:desc>Sheet1.B59:Sheet1.B63</svg:desc>
                </draw:g>
              </table:table-cell>
              <table:table-cell office:value-type="float" office:value="16.15">
                <text:p>16.15</text:p>
                <draw:g>
                  <svg:desc>Sheet1.C59:Sheet1.C63</svg:desc>
                </draw:g>
              </table:table-cell>
              <table:table-cell office:value-type="float" office:value="4.169">
                <text:p>4.169</text:p>
                <draw:g>
                  <svg:desc>Sheet1.D59:Sheet1.D63</svg:desc>
                </draw:g>
              </table:table-cell>
              <table:table-cell office:value-type="float" office:value="5.58">
                <text:p>5.58</text:p>
                <draw:g>
                  <svg:desc>Sheet1.E59:Sheet1.E63</svg:desc>
                </draw:g>
              </table:table-cell>
              <table:table-cell office:value-type="float" office:value="6.049">
                <text:p>6.049</text:p>
                <draw:g>
                  <svg:desc>Sheet1.F59:Sheet1.F63</svg:desc>
                </draw:g>
              </table:table-cell>
              <table:table-cell office:value-type="float" office:value="14.08">
                <text:p>14.08</text:p>
                <draw:g>
                  <svg:desc>Sheet1.G59:Sheet1.G63</svg:desc>
                </draw:g>
              </table:table-cell>
              <table:table-cell office:value-type="float" office:value="11.42">
                <text:p>11.42</text:p>
                <draw:g>
                  <svg:desc>Sheet1.H59:Sheet1.H63</svg:desc>
                </draw:g>
              </table:table-cell>
              <table:table-cell office:value-type="float" office:value="27.6">
                <text:p>27.6</text:p>
                <draw:g>
                  <svg:desc>Sheet1.I59:Sheet1.I63</svg:desc>
                </draw:g>
              </table:table-cell>
              <table:table-cell office:value-type="float" office:value="24.17">
                <text:p>24.17</text:p>
                <draw:g>
                  <svg:desc>Sheet1.J59:Sheet1.J6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44">
                <text:p>14.44</text:p>
              </table:table-cell>
              <table:table-cell office:value-type="float" office:value="18.62">
                <text:p>18.62</text:p>
              </table:table-cell>
              <table:table-cell office:value-type="float" office:value="4.515">
                <text:p>4.515</text:p>
              </table:table-cell>
              <table:table-cell office:value-type="float" office:value="4.481">
                <text:p>4.481</text:p>
              </table:table-cell>
              <table:table-cell office:value-type="float" office:value="2.27">
                <text:p>2.27</text:p>
              </table:table-cell>
              <table:table-cell office:value-type="float" office:value="15.63">
                <text:p>15.63</text:p>
              </table:table-cell>
              <table:table-cell office:value-type="float" office:value="13.2">
                <text:p>13.2</text:p>
              </table:table-cell>
              <table:table-cell office:value-type="float" office:value="5.956">
                <text:p>5.95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7.39">
                <text:p>17.39</text:p>
              </table:table-cell>
              <table:table-cell office:value-type="float" office:value="24.05">
                <text:p>24.05</text:p>
              </table:table-cell>
              <table:table-cell office:value-type="float" office:value="4.505">
                <text:p>4.505</text:p>
              </table:table-cell>
              <table:table-cell office:value-type="float" office:value="8.556">
                <text:p>8.556</text:p>
              </table:table-cell>
              <table:table-cell office:value-type="float" office:value="3.865">
                <text:p>3.865</text:p>
              </table:table-cell>
              <table:table-cell office:value-type="float" office:value="17.63">
                <text:p>17.63</text:p>
              </table:table-cell>
              <table:table-cell office:value-type="float" office:value="10.99">
                <text:p>10.99</text:p>
              </table:table-cell>
              <table:table-cell office:value-type="float" office:value="7.016">
                <text:p>7.016</text:p>
              </table:table-cell>
              <table:table-cell office:value-type="float" office:value="5.153">
                <text:p>5.15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0.07">
                <text:p>20.07</text:p>
              </table:table-cell>
              <table:table-cell office:value-type="float" office:value="27.88">
                <text:p>27.88</text:p>
              </table:table-cell>
              <table:table-cell office:value-type="float" office:value="5.419">
                <text:p>5.419</text:p>
              </table:table-cell>
              <table:table-cell office:value-type="float" office:value="9.971">
                <text:p>9.971</text:p>
              </table:table-cell>
              <table:table-cell office:value-type="float" office:value="3.488">
                <text:p>3.488</text:p>
              </table:table-cell>
              <table:table-cell office:value-type="float" office:value="15.82">
                <text:p>15.82</text:p>
              </table:table-cell>
              <table:table-cell office:value-type="float" office:value="10.01">
                <text:p>10.01</text:p>
              </table:table-cell>
              <table:table-cell office:value-type="float" office:value="5.419">
                <text:p>5.419</text:p>
              </table:table-cell>
              <table:table-cell office:value-type="float" office:value="3.869">
                <text:p>3.86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2.61">
                <text:p>22.61</text:p>
              </table:table-cell>
              <table:table-cell office:value-type="float" office:value="31.73">
                <text:p>31.73</text:p>
              </table:table-cell>
              <table:table-cell office:value-type="float" office:value="7.288">
                <text:p>7.288</text:p>
              </table:table-cell>
              <table:table-cell office:value-type="float" office:value="12.05">
                <text:p>12.05</text:p>
              </table:table-cell>
              <table:table-cell office:value-type="float" office:value="3.921">
                <text:p>3.921</text:p>
              </table:table-cell>
              <table:table-cell office:value-type="float" office:value="15.6">
                <text:p>15.6</text:p>
              </table:table-cell>
              <table:table-cell office:value-type="float" office:value="10.55">
                <text:p>10.55</text:p>
              </table:table-cell>
              <table:table-cell office:value-type="float" office:value="4.975">
                <text:p>4.975</text:p>
              </table:table-cell>
              <table:table-cell office:value-type="float" office:value="3.699">
                <text:p>3.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